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
      <style:table-properties style:width="6.925in" style:page-number="auto" fo:break-before="auto" fo:break-after="auto" table:align="margins" style:shadow="none" fo:keep-with-next="auto" style:may-break-between-rows="true" table:border-model="collapsing"/>
    </style:style>
    <style:style style:name="Table1.A" style:family="table-column">
      <style:table-column-properties style:column-width="2.3083in" style:rel-column-width="21844*"/>
    </style:style>
    <style:style style:name="Table1.B" style:family="table-column">
      <style:table-column-properties style:column-width="2.3083in" style:rel-column-width="21845*"/>
    </style:style>
    <style:style style:name="Table1.1" style:family="table-row">
      <style:table-row-properties style:min-row-height="0.4375in" fo:keep-together="auto"/>
    </style:style>
    <style:style style:name="Table1.A1" style:family="table-cell">
      <style:table-cell-properties fo:background-color="#000000" fo:padding="0in" fo:border="none" style:writing-mode="page">
        <style:background-image/>
      </style:table-cell-properties>
    </style:style>
    <style:style style:name="Table1.2" style:family="table-row">
      <style:table-row-properties style:min-row-height="0.8125in"/>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0">
      <style:table-cell-properties style:vertical-align="top" fo:background-color="transparent" fo:padding="0in" fo:border="none" style:writing-mode="page">
        <style:background-image/>
      </style:table-cell-properties>
    </style:style>
    <style:style style:name="Table1.3" style:family="table-row">
      <style:table-row-properties style:min-row-height="0.875in" fo:keep-together="auto"/>
    </style:style>
    <style:style style:name="Table1.A3" style:family="table-cell">
      <style:table-cell-properties fo:background-color="#cccccc" fo:padding="0in" fo:border="none" style:writing-mode="page">
        <style:background-image/>
      </style:table-cell-properties>
    </style:style>
    <style:style style:name="Table1.B3" style:family="table-cell" style:data-style-name="N0">
      <style:table-cell-properties style:vertical-align="top" fo:background-color="#cccccc" fo:padding="0in" fo:border="none" style:writing-mode="page">
        <style:background-image/>
      </style:table-cell-properties>
    </style:style>
    <style:style style:name="Table1.4" style:family="table-row">
      <style:table-row-properties style:min-row-height="0.625in"/>
    </style:style>
    <style:style style:name="Table1.B4" style:family="table-cell">
      <style:table-cell-properties style:vertical-align="top" fo:background-color="transparent" fo:padding="0in" fo:border="none" style:writing-mode="page">
        <style:background-image/>
      </style:table-cell-properties>
    </style:style>
    <style:style style:name="Table1.5" style:family="table-row">
      <style:table-row-properties style:min-row-height="0.75in"/>
    </style:style>
    <style:style style:name="Table1.A5" style:family="table-cell">
      <style:table-cell-properties fo:background-color="#cccccc" fo:padding="0in" fo:border="none" style:writing-mode="page">
        <style:background-image/>
      </style:table-cell-properties>
    </style:style>
    <style:style style:name="Table1.6" style:family="table-row">
      <style:table-row-properties style:min-row-height="0.375in"/>
    </style:style>
    <style:style style:name="Table1.7" style:family="table-row">
      <style:table-row-properties style:min-row-height="0.5375in"/>
    </style:style>
    <style:style style:name="Table1.A7" style:family="table-cell">
      <style:table-cell-properties fo:background-color="#cccccc" fo:padding="0in" fo:border="none" style:writing-mode="page">
        <style:background-image/>
      </style:table-cell-properties>
    </style:style>
    <style:style style:name="Table1.8" style:family="table-row">
      <style:table-row-properties style:min-row-height="0.4542in"/>
    </style:style>
    <style:style style:name="Table1.C8" style:family="table-cell" style:data-style-name="N0">
      <style:table-cell-properties style:vertical-align="bottom" fo:background-color="transparent" fo:padding="0in" fo:border="none" style:writing-mode="page">
        <style:background-image/>
      </style:table-cell-properties>
    </style:style>
    <style:style style:name="Table1.9" style:family="table-row">
      <style:table-row-properties style:min-row-height="0.6917in"/>
    </style:style>
    <style:style style:name="Table1.A9" style:family="table-cell">
      <style:table-cell-properties fo:background-color="#cccccc" fo:padding="0in" fo:border="none" style:writing-mode="page">
        <style:background-image/>
      </style:table-cell-properties>
    </style:style>
    <style:style style:name="Table1.10" style:family="table-row">
      <style:table-row-properties fo:keep-together="auto"/>
    </style:style>
    <style:style style:name="Table1.A10" style:family="table-cell">
      <style:table-cell-properties fo:background-color="transparent" fo:padding="0in" fo:border-left="none" fo:border-right="none" fo:border-top="none" fo:border-bottom="0.75pt solid #000000" style:writing-mode="page">
        <style:background-image/>
      </style:table-cell-properties>
    </style:style>
    <style:style style:name="Table1.B10" style:family="table-cell" style:data-style-name="N0">
      <style:table-cell-properties style:vertical-align="top"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text-properties fo:font-size="24pt" style:text-underline-style="solid" style:text-underline-width="auto" style:text-underline-color="font-color" fo:font-weight="bold" officeooo:rsid="001f6b96" officeooo:paragraph-rsid="001f6b96" style:font-size-asian="21pt" style:font-weight-asian="bold" style:font-size-complex="24pt" style:font-weight-complex="bold"/>
    </style:style>
    <style:style style:name="P2" style:family="paragraph" style:parent-style-name="Standard">
      <style:text-properties fo:font-size="16pt" style:text-underline-style="solid" style:text-underline-width="auto" style:text-underline-color="font-color" fo:font-weight="bold" officeooo:rsid="0027e736" officeooo:paragraph-rsid="0027e736" style:font-size-asian="14pt" style:font-weight-asian="bold" style:font-size-complex="16pt" style:font-weight-complex="bold"/>
    </style:style>
    <style:style style:name="P3" style:family="paragraph" style:parent-style-name="Standard">
      <style:text-properties fo:font-size="16pt" style:text-underline-style="solid" style:text-underline-width="auto" style:text-underline-color="font-color" fo:font-weight="bold" officeooo:rsid="0027e736" officeooo:paragraph-rsid="00298e8d" style:font-size-asian="14pt" style:font-weight-asian="bold" style:font-size-complex="16pt" style:font-weight-complex="bold"/>
    </style:style>
    <style:style style:name="P4" style:family="paragraph" style:parent-style-name="Standard">
      <style:text-properties fo:font-size="16pt" style:text-underline-style="solid" style:text-underline-width="auto" style:text-underline-color="font-color" fo:font-weight="bold" officeooo:rsid="0027e736" officeooo:paragraph-rsid="002b0796" style:font-size-asian="14pt" style:font-weight-asian="bold" style:font-size-complex="16pt" style:font-weight-complex="bold"/>
    </style:style>
    <style:style style:name="P5" style:family="paragraph" style:parent-style-name="Standard">
      <style:text-properties fo:font-size="16pt" style:text-underline-style="solid" style:text-underline-width="auto" style:text-underline-color="font-color" fo:font-weight="bold" officeooo:rsid="002c8a84" officeooo:paragraph-rsid="002c8a84" style:font-size-asian="14pt" style:font-weight-asian="bold" style:font-size-complex="16pt" style:font-weight-complex="bold"/>
    </style:style>
    <style:style style:name="P6" style:family="paragraph" style:parent-style-name="Standard">
      <style:text-properties fo:font-size="16pt" style:text-underline-style="solid" style:text-underline-width="auto" style:text-underline-color="font-color" fo:font-weight="bold" officeooo:rsid="002c8a84" officeooo:paragraph-rsid="002d5559" style:font-size-asian="14pt" style:font-weight-asian="bold" style:font-size-complex="16pt" style:font-weight-complex="bold"/>
    </style:style>
    <style:style style:name="P7" style:family="paragraph" style:parent-style-name="Standard">
      <style:text-properties fo:font-size="16pt" style:text-underline-style="solid" style:text-underline-width="auto" style:text-underline-color="font-color" fo:font-weight="bold" officeooo:rsid="002c8a84" officeooo:paragraph-rsid="002f717b" style:font-size-asian="14pt" style:font-weight-asian="bold" style:font-size-complex="16pt" style:font-weight-complex="bold"/>
    </style:style>
    <style:style style:name="P8" style:family="paragraph" style:parent-style-name="Standard">
      <style:text-properties fo:font-size="16pt" style:text-underline-style="solid" style:text-underline-width="auto" style:text-underline-color="font-color" fo:font-weight="bold" officeooo:rsid="002d5559" officeooo:paragraph-rsid="002d5559" style:font-size-asian="14pt" style:font-weight-asian="bold" style:font-size-complex="16pt" style:font-weight-complex="bold"/>
    </style:style>
    <style:style style:name="P9" style:family="paragraph" style:parent-style-name="Standard">
      <style:text-properties fo:font-size="16pt" style:text-underline-style="solid" style:text-underline-width="auto" style:text-underline-color="font-color" fo:font-weight="normal" officeooo:rsid="0027e736" officeooo:paragraph-rsid="0027e736" style:font-size-asian="14pt" style:font-weight-asian="normal" style:font-size-complex="16pt" style:font-weight-complex="normal"/>
    </style:style>
    <style:style style:name="P10" style:family="paragraph" style:parent-style-name="Standard">
      <style:text-properties fo:font-size="16pt" style:text-underline-style="solid" style:text-underline-width="auto" style:text-underline-color="font-color" fo:font-weight="normal" officeooo:rsid="0027e736" officeooo:paragraph-rsid="00298e8d" style:font-size-asian="14pt" style:font-weight-asian="normal" style:font-size-complex="16pt" style:font-weight-complex="normal"/>
    </style:style>
    <style:style style:name="P11" style:family="paragraph" style:parent-style-name="Standard">
      <style:text-properties fo:font-size="16pt" style:text-underline-style="solid" style:text-underline-width="auto" style:text-underline-color="font-color" fo:font-weight="normal" officeooo:rsid="0027e736" officeooo:paragraph-rsid="002b0796" style:font-size-asian="14pt" style:font-weight-asian="normal" style:font-size-complex="16pt" style:font-weight-complex="normal"/>
    </style:style>
    <style:style style:name="P12" style:family="paragraph" style:parent-style-name="Standard">
      <style:text-properties fo:font-size="16pt" style:text-underline-style="none" fo:font-weight="normal" officeooo:rsid="0022b836" officeooo:paragraph-rsid="0022b836" style:font-size-asian="14pt" style:font-weight-asian="normal" style:font-size-complex="16pt" style:font-weight-complex="normal"/>
    </style:style>
    <style:style style:name="P13" style:family="paragraph" style:parent-style-name="Standard">
      <style:text-properties fo:font-size="16pt" style:text-underline-style="none" fo:font-weight="normal" officeooo:rsid="00240dba" officeooo:paragraph-rsid="00240dba" style:font-size-asian="14pt" style:font-weight-asian="normal" style:font-size-complex="16pt" style:font-weight-complex="normal"/>
    </style:style>
    <style:style style:name="P14" style:family="paragraph" style:parent-style-name="Standard">
      <style:text-properties fo:font-size="16pt" style:text-underline-style="none" fo:font-weight="normal" officeooo:rsid="00250a9b" officeooo:paragraph-rsid="00250a9b" style:font-size-asian="14pt" style:font-weight-asian="normal" style:font-size-complex="16pt" style:font-weight-complex="normal"/>
    </style:style>
    <style:style style:name="P15" style:family="paragraph" style:parent-style-name="Standard">
      <style:text-properties fo:font-size="16pt" style:text-underline-style="none" fo:font-weight="normal" officeooo:rsid="0027e736" officeooo:paragraph-rsid="0027e736" style:font-size-asian="14pt" style:font-weight-asian="normal" style:font-size-complex="16pt" style:font-weight-complex="normal"/>
    </style:style>
    <style:style style:name="P16" style:family="paragraph" style:parent-style-name="Standard">
      <style:text-properties fo:font-size="16pt" style:text-underline-style="none" fo:font-weight="normal" officeooo:rsid="0027e736" officeooo:paragraph-rsid="00298e8d" style:font-size-asian="14pt" style:font-weight-asian="normal" style:font-size-complex="16pt" style:font-weight-complex="normal"/>
    </style:style>
    <style:style style:name="P17" style:family="paragraph" style:parent-style-name="Standard">
      <style:text-properties fo:font-size="16pt" style:text-underline-style="none" fo:font-weight="normal" officeooo:rsid="0027e736" officeooo:paragraph-rsid="002b0796" style:font-size-asian="14pt" style:font-weight-asian="normal" style:font-size-complex="16pt" style:font-weight-complex="normal"/>
    </style:style>
    <style:style style:name="P18" style:family="paragraph" style:parent-style-name="Standard">
      <style:text-properties fo:font-size="16pt" style:text-underline-style="none" fo:font-weight="normal" officeooo:rsid="0027e736" officeooo:paragraph-rsid="002f717b" style:font-size-asian="14pt" style:font-weight-asian="normal" style:font-size-complex="16pt" style:font-weight-complex="normal"/>
    </style:style>
    <style:style style:name="P19" style:family="paragraph" style:parent-style-name="Standard">
      <style:text-properties fo:font-size="16pt" style:text-underline-style="none" fo:font-weight="normal" officeooo:rsid="002b0796" officeooo:paragraph-rsid="002b0796" style:font-size-asian="14pt" style:font-weight-asian="normal" style:font-size-complex="16pt" style:font-weight-complex="normal"/>
    </style:style>
    <style:style style:name="P20" style:family="paragraph" style:parent-style-name="Standard">
      <style:text-properties fo:font-size="16pt" style:text-underline-style="none" fo:font-weight="normal" officeooo:rsid="002c8a84" officeooo:paragraph-rsid="002c8a84" style:font-size-asian="14pt" style:font-weight-asian="normal" style:font-size-complex="16pt" style:font-weight-complex="normal"/>
    </style:style>
    <style:style style:name="P21" style:family="paragraph" style:parent-style-name="Standard">
      <style:text-properties fo:font-size="16pt" style:text-underline-style="none" fo:font-weight="normal" officeooo:rsid="002c8a84" officeooo:paragraph-rsid="002d5559" style:font-size-asian="14pt" style:font-weight-asian="normal" style:font-size-complex="16pt" style:font-weight-complex="normal"/>
    </style:style>
    <style:style style:name="P22" style:family="paragraph" style:parent-style-name="Standard">
      <style:text-properties fo:font-size="16pt" style:text-underline-style="none" fo:font-weight="normal" officeooo:rsid="002c8a84" officeooo:paragraph-rsid="002f717b" style:font-size-asian="14pt" style:font-weight-asian="normal" style:font-size-complex="16pt" style:font-weight-complex="normal"/>
    </style:style>
    <style:style style:name="P23" style:family="paragraph" style:parent-style-name="Standard">
      <style:text-properties fo:font-size="16pt" style:text-underline-style="none" fo:font-weight="normal" officeooo:rsid="002c8a84" officeooo:paragraph-rsid="002ff3ea" style:font-size-asian="14pt" style:font-weight-asian="normal" style:font-size-complex="16pt" style:font-weight-complex="normal"/>
    </style:style>
    <style:style style:name="P24" style:family="paragraph" style:parent-style-name="Standard">
      <style:text-properties fo:font-size="16pt" style:text-underline-style="none" fo:font-weight="normal" officeooo:rsid="002c8a84" officeooo:paragraph-rsid="00317fda" style:font-size-asian="14pt" style:font-weight-asian="normal" style:font-size-complex="16pt" style:font-weight-complex="normal"/>
    </style:style>
    <style:style style:name="P25" style:family="paragraph" style:parent-style-name="Standard">
      <style:text-properties fo:font-size="16pt" style:text-underline-style="none" fo:font-weight="normal" officeooo:rsid="002d5559" officeooo:paragraph-rsid="002d5559" style:font-size-asian="14pt" style:font-weight-asian="normal" style:font-size-complex="16pt" style:font-weight-complex="normal"/>
    </style:style>
    <style:style style:name="P26" style:family="paragraph" style:parent-style-name="Standard">
      <style:text-properties fo:font-size="16pt" style:text-underline-style="none" fo:font-weight="normal" officeooo:rsid="002e282b" officeooo:paragraph-rsid="002e282b" style:font-size-asian="14pt" style:font-weight-asian="normal" style:font-size-complex="16pt" style:font-weight-complex="normal"/>
    </style:style>
    <style:style style:name="P27" style:family="paragraph" style:parent-style-name="Standard">
      <style:text-properties fo:font-size="16pt" style:text-underline-style="none" fo:font-weight="normal" officeooo:rsid="002f717b" officeooo:paragraph-rsid="002f717b" style:font-size-asian="14pt" style:font-weight-asian="normal" style:font-size-complex="16pt" style:font-weight-complex="normal"/>
    </style:style>
    <style:style style:name="P28" style:family="paragraph" style:parent-style-name="Standard">
      <style:text-properties fo:font-size="16pt" style:text-underline-style="none" fo:font-weight="bold" officeooo:rsid="002c8a84" officeooo:paragraph-rsid="002c8a84" style:font-size-asian="14pt" style:font-weight-asian="bold" style:font-size-complex="16pt" style:font-weight-complex="bold"/>
    </style:style>
    <style:style style:name="P29" style:family="paragraph" style:parent-style-name="Standard">
      <style:text-properties fo:font-size="16pt" style:text-underline-style="none" fo:font-weight="bold" officeooo:rsid="002c8a84" officeooo:paragraph-rsid="002f717b" style:font-size-asian="14pt" style:font-weight-asian="bold" style:font-size-complex="16pt" style:font-weight-complex="bold"/>
    </style:style>
    <style:style style:name="P30" style:family="paragraph" style:parent-style-name="Standard">
      <style:text-properties fo:font-size="16pt" style:text-underline-style="none" fo:font-weight="bold" officeooo:rsid="002d5559" officeooo:paragraph-rsid="002d5559" style:font-size-asian="14pt" style:font-weight-asian="bold" style:font-size-complex="16pt" style:font-weight-complex="bold"/>
    </style:style>
    <style:style style:name="P31" style:family="paragraph" style:parent-style-name="Standard">
      <style:text-properties fo:font-size="16pt" style:text-underline-style="none" fo:font-weight="bold" officeooo:rsid="002f717b" officeooo:paragraph-rsid="002f717b" style:font-size-asian="14pt" style:font-weight-asian="bold" style:font-size-complex="16pt" style:font-weight-complex="bold"/>
    </style:style>
    <style:style style:name="P32" style:family="paragraph" style:parent-style-name="Standard">
      <style:text-properties fo:font-size="16pt" style:text-underline-style="none" fo:font-weight="bold" officeooo:rsid="0027e736" officeooo:paragraph-rsid="00298e8d" style:font-size-asian="14pt" style:font-weight-asian="bold" style:font-size-complex="16pt" style:font-weight-complex="bold"/>
    </style:style>
    <style:style style:name="P33" style:family="paragraph" style:parent-style-name="Standard">
      <style:text-properties fo:font-size="16pt" style:text-underline-style="none" fo:font-weight="bold" officeooo:rsid="0027e736" officeooo:paragraph-rsid="0027e736" style:font-size-asian="14pt" style:font-weight-asian="bold" style:font-size-complex="16pt" style:font-weight-complex="bold"/>
    </style:style>
    <style:style style:name="P34" style:family="paragraph" style:parent-style-name="Standard">
      <style:text-properties fo:font-size="18pt" style:text-underline-style="solid" style:text-underline-width="auto" style:text-underline-color="font-color" fo:font-weight="bold" officeooo:rsid="0027e736" officeooo:paragraph-rsid="0027e736" style:font-size-asian="18pt" style:font-weight-asian="bold" style:font-size-complex="18pt" style:font-weight-complex="bold"/>
    </style:style>
    <style:style style:name="P35" style:family="paragraph" style:parent-style-name="Standard">
      <style:text-properties fo:font-size="18pt" style:text-underline-style="solid" style:text-underline-width="auto" style:text-underline-color="font-color" fo:font-weight="bold" officeooo:rsid="0027e736" officeooo:paragraph-rsid="002ff3ea" style:font-size-asian="18pt" style:font-weight-asian="bold" style:font-size-complex="18pt" style:font-weight-complex="bold"/>
    </style:style>
    <style:style style:name="P36" style:family="paragraph" style:parent-style-name="Standard">
      <style:text-properties fo:font-size="18pt" style:text-underline-style="none" fo:font-weight="normal" officeooo:rsid="002ff3ea" officeooo:paragraph-rsid="002ff3ea" style:font-size-asian="18pt" style:font-weight-asian="normal" style:font-size-complex="18pt" style:font-weight-complex="normal"/>
    </style:style>
    <style:style style:name="P37" style:family="paragraph" style:parent-style-name="Standard">
      <style:text-properties fo:font-size="18pt" style:text-underline-style="none" fo:font-weight="normal" officeooo:rsid="002ff3ea" officeooo:paragraph-rsid="00327aae" style:font-size-asian="18pt" style:font-weight-asian="normal" style:font-size-complex="18pt" style:font-weight-complex="normal"/>
    </style:style>
    <style:style style:name="P38" style:family="paragraph" style:parent-style-name="Standard">
      <style:text-properties fo:font-size="16pt" style:text-underline-style="none" fo:font-weight="normal" officeooo:rsid="002c8a84" officeooo:paragraph-rsid="00327aae" style:font-size-asian="14pt" style:font-weight-asian="normal" style:font-size-complex="16pt" style:font-weight-complex="normal"/>
    </style:style>
    <style:style style:name="P39" style:family="paragraph" style:parent-style-name="Standard">
      <style:text-properties fo:font-size="16pt" style:text-underline-style="none" fo:font-weight="normal" officeooo:rsid="002c8a84" officeooo:paragraph-rsid="0033ce9f" style:font-size-asian="14pt" style:font-weight-asian="normal" style:font-size-complex="16pt" style:font-weight-complex="normal"/>
    </style:style>
    <style:style style:name="P40" style:family="paragraph" style:parent-style-name="Standard">
      <style:text-properties fo:font-size="16pt" style:text-underline-style="none" fo:font-weight="normal" officeooo:rsid="002c8a84" officeooo:paragraph-rsid="0034c1c4" style:font-size-asian="14pt" style:font-weight-asian="normal" style:font-size-complex="16pt" style:font-weight-complex="normal"/>
    </style:style>
    <style:style style:name="P41" style:family="paragraph" style:parent-style-name="Standard">
      <style:text-properties fo:font-size="16pt" style:text-underline-style="none" fo:font-weight="normal" officeooo:rsid="002c8a84" officeooo:paragraph-rsid="00367df2" style:font-size-asian="14pt" style:font-weight-asian="normal" style:font-size-complex="16pt" style:font-weight-complex="normal"/>
    </style:style>
    <style:style style:name="P42" style:family="paragraph" style:parent-style-name="Standard">
      <style:text-properties fo:font-size="16pt" style:text-underline-style="none" fo:font-weight="normal" officeooo:rsid="002c8a84" officeooo:paragraph-rsid="00384ff0" style:font-size-asian="14pt" style:font-weight-asian="normal" style:font-size-complex="16pt" style:font-weight-complex="normal"/>
    </style:style>
    <style:style style:name="P43" style:family="paragraph" style:parent-style-name="Standard">
      <style:text-properties fo:font-size="16pt" style:text-underline-style="none" fo:font-weight="normal" officeooo:rsid="002c8a84" officeooo:paragraph-rsid="003a2c5c" style:font-size-asian="14pt" style:font-weight-asian="normal" style:font-size-complex="16pt" style:font-weight-complex="normal"/>
    </style:style>
    <style:style style:name="P44" style:family="paragraph" style:parent-style-name="Standard">
      <style:text-properties fo:font-size="16pt" style:text-underline-style="none" fo:font-weight="normal" officeooo:rsid="002c8a84" officeooo:paragraph-rsid="003b0014" style:font-size-asian="14pt" style:font-weight-asian="normal" style:font-size-complex="16pt" style:font-weight-complex="normal"/>
    </style:style>
    <style:style style:name="P45" style:family="paragraph" style:parent-style-name="Standard">
      <style:text-properties fo:font-size="16pt" style:text-underline-style="none" fo:font-weight="normal" officeooo:rsid="0027e736" officeooo:paragraph-rsid="00327aae" style:font-size-asian="14pt" style:font-weight-asian="normal" style:font-size-complex="16pt" style:font-weight-complex="normal"/>
    </style:style>
    <style:style style:name="P46" style:family="paragraph" style:parent-style-name="Standard">
      <style:text-properties fo:font-size="16pt" style:text-underline-style="none" fo:font-weight="normal" officeooo:rsid="0027e736" officeooo:paragraph-rsid="0033ce9f" style:font-size-asian="14pt" style:font-weight-asian="normal" style:font-size-complex="16pt" style:font-weight-complex="normal"/>
    </style:style>
    <style:style style:name="P47" style:family="paragraph" style:parent-style-name="Standard">
      <style:text-properties fo:font-size="16pt" style:text-underline-style="none" fo:font-weight="normal" officeooo:rsid="0027e736" officeooo:paragraph-rsid="0034c1c4" style:font-size-asian="14pt" style:font-weight-asian="normal" style:font-size-complex="16pt" style:font-weight-complex="normal"/>
    </style:style>
    <style:style style:name="P48" style:family="paragraph" style:parent-style-name="Standard">
      <style:text-properties fo:font-size="16pt" style:text-underline-style="none" fo:font-weight="normal" officeooo:rsid="0027e736" officeooo:paragraph-rsid="00367df2" style:font-size-asian="14pt" style:font-weight-asian="normal" style:font-size-complex="16pt" style:font-weight-complex="normal"/>
    </style:style>
    <style:style style:name="P49" style:family="paragraph" style:parent-style-name="Standard">
      <style:text-properties fo:font-size="16pt" style:text-underline-style="none" fo:font-weight="normal" officeooo:rsid="0027e736" officeooo:paragraph-rsid="00384ff0" style:font-size-asian="14pt" style:font-weight-asian="normal" style:font-size-complex="16pt" style:font-weight-complex="normal"/>
    </style:style>
    <style:style style:name="P50" style:family="paragraph" style:parent-style-name="Standard">
      <style:text-properties fo:font-size="16pt" style:text-underline-style="none" fo:font-weight="normal" officeooo:rsid="00327aae" officeooo:paragraph-rsid="00327aae" style:font-size-asian="14pt" style:font-weight-asian="normal" style:font-size-complex="16pt" style:font-weight-complex="normal"/>
    </style:style>
    <style:style style:name="P51" style:family="paragraph" style:parent-style-name="Standard">
      <style:text-properties fo:font-size="16pt" style:text-underline-style="none" fo:font-weight="normal" officeooo:rsid="0033ce9f" officeooo:paragraph-rsid="0033ce9f" style:font-size-asian="14pt" style:font-weight-asian="normal" style:font-size-complex="16pt" style:font-weight-complex="normal"/>
    </style:style>
    <style:style style:name="P52" style:family="paragraph" style:parent-style-name="Standard">
      <style:text-properties fo:font-size="16pt" style:text-underline-style="none" fo:font-weight="normal" officeooo:rsid="0034c1c4" officeooo:paragraph-rsid="0034c1c4" style:font-size-asian="14pt" style:font-weight-asian="normal" style:font-size-complex="16pt" style:font-weight-complex="normal"/>
    </style:style>
    <style:style style:name="P53" style:family="paragraph" style:parent-style-name="Standard">
      <style:text-properties fo:font-size="16pt" style:text-underline-style="none" fo:font-weight="normal" officeooo:rsid="0034c1c4" officeooo:paragraph-rsid="003fa3a4" style:font-size-asian="14pt" style:font-weight-asian="normal" style:font-size-complex="16pt" style:font-weight-complex="normal"/>
    </style:style>
    <style:style style:name="P54" style:family="paragraph" style:parent-style-name="Standard">
      <style:text-properties fo:font-size="16pt" style:text-underline-style="none" fo:font-weight="normal" officeooo:rsid="00367df2" officeooo:paragraph-rsid="00367df2" style:font-size-asian="14pt" style:font-weight-asian="normal" style:font-size-complex="16pt" style:font-weight-complex="normal"/>
    </style:style>
    <style:style style:name="P55" style:family="paragraph" style:parent-style-name="Standard">
      <style:text-properties fo:font-size="16pt" style:text-underline-style="none" fo:font-weight="normal" officeooo:rsid="00367df2" officeooo:paragraph-rsid="003fa3a4" style:font-size-asian="14pt" style:font-weight-asian="normal" style:font-size-complex="16pt" style:font-weight-complex="normal"/>
    </style:style>
    <style:style style:name="P56" style:family="paragraph" style:parent-style-name="Standard">
      <style:text-properties fo:font-size="16pt" style:text-underline-style="none" fo:font-weight="normal" officeooo:rsid="003688bd" officeooo:paragraph-rsid="003688bd" style:font-size-asian="14pt" style:font-weight-asian="normal" style:font-size-complex="16pt" style:font-weight-complex="normal"/>
    </style:style>
    <style:style style:name="P57" style:family="paragraph" style:parent-style-name="Standard">
      <style:text-properties fo:font-size="16pt" style:text-underline-style="none" fo:font-weight="normal" officeooo:rsid="003688bd" officeooo:paragraph-rsid="00384ff0" style:font-size-asian="14pt" style:font-weight-asian="normal" style:font-size-complex="16pt" style:font-weight-complex="normal"/>
    </style:style>
    <style:style style:name="P58" style:family="paragraph" style:parent-style-name="Standard">
      <style:text-properties fo:font-size="16pt" style:text-underline-style="none" fo:font-weight="normal" officeooo:rsid="003688bd" officeooo:paragraph-rsid="003a2c5c" style:font-size-asian="14pt" style:font-weight-asian="normal" style:font-size-complex="16pt" style:font-weight-complex="normal"/>
    </style:style>
    <style:style style:name="P59" style:family="paragraph" style:parent-style-name="Standard">
      <style:text-properties fo:font-size="16pt" style:text-underline-style="none" fo:font-weight="normal" officeooo:rsid="003688bd" officeooo:paragraph-rsid="003b0014" style:font-size-asian="14pt" style:font-weight-asian="normal" style:font-size-complex="16pt" style:font-weight-complex="normal"/>
    </style:style>
    <style:style style:name="P60" style:family="paragraph" style:parent-style-name="Standard">
      <style:text-properties fo:font-size="16pt" style:text-underline-style="none" fo:font-weight="normal" officeooo:rsid="00384ff0" officeooo:paragraph-rsid="00384ff0" style:font-size-asian="14pt" style:font-weight-asian="normal" style:font-size-complex="16pt" style:font-weight-complex="normal"/>
    </style:style>
    <style:style style:name="P61" style:family="paragraph" style:parent-style-name="Standard">
      <style:text-properties fo:font-size="16pt" style:text-underline-style="none" fo:font-weight="normal" officeooo:rsid="003a2c5c" officeooo:paragraph-rsid="003a2c5c" style:font-size-asian="14pt" style:font-weight-asian="normal" style:font-size-complex="16pt" style:font-weight-complex="normal"/>
    </style:style>
    <style:style style:name="P62" style:family="paragraph" style:parent-style-name="Standard">
      <style:text-properties fo:font-size="16pt" style:text-underline-style="none" fo:font-weight="normal" officeooo:rsid="003a2c5c" officeooo:paragraph-rsid="003b0014" style:font-size-asian="14pt" style:font-weight-asian="normal" style:font-size-complex="16pt" style:font-weight-complex="normal"/>
    </style:style>
    <style:style style:name="P63" style:family="paragraph" style:parent-style-name="Standard">
      <style:text-properties fo:font-size="16pt" style:text-underline-style="none" fo:font-weight="normal" officeooo:rsid="003b0014" officeooo:paragraph-rsid="003b0014" style:font-size-asian="14pt" style:font-weight-asian="normal" style:font-size-complex="16pt" style:font-weight-complex="normal"/>
    </style:style>
    <style:style style:name="P64" style:family="paragraph" style:parent-style-name="Standard">
      <style:text-properties fo:font-size="16pt" style:text-underline-style="none" fo:font-weight="normal" officeooo:rsid="003b0014" officeooo:paragraph-rsid="003c53e8" style:font-size-asian="14pt" style:font-weight-asian="normal" style:font-size-complex="16pt" style:font-weight-complex="normal"/>
    </style:style>
    <style:style style:name="P65" style:family="paragraph" style:parent-style-name="Standard">
      <style:text-properties fo:font-size="16pt" style:text-underline-style="none" fo:font-weight="normal" officeooo:rsid="003b0014" officeooo:paragraph-rsid="003dd8de" style:font-size-asian="14pt" style:font-weight-asian="normal" style:font-size-complex="16pt" style:font-weight-complex="normal"/>
    </style:style>
    <style:style style:name="P66" style:family="paragraph" style:parent-style-name="Standard">
      <style:text-properties fo:font-size="16pt" style:text-underline-style="none" fo:font-weight="normal" officeooo:rsid="003dd8de" officeooo:paragraph-rsid="003dd8de" style:font-size-asian="14pt" style:font-weight-asian="normal" style:font-size-complex="16pt" style:font-weight-complex="normal"/>
    </style:style>
    <style:style style:name="P67" style:family="paragraph" style:parent-style-name="Standard">
      <style:text-properties fo:font-size="16pt" style:text-underline-style="none" fo:font-weight="normal" officeooo:rsid="0022b836" officeooo:paragraph-rsid="0022b836" style:font-size-asian="14pt" style:font-weight-asian="normal" style:font-size-complex="16pt" style:font-weight-complex="normal"/>
    </style:style>
    <style:style style:name="P68" style:family="paragraph" style:parent-style-name="Standard">
      <style:text-properties fo:font-size="16pt" style:text-underline-style="none" fo:font-weight="normal" officeooo:rsid="00250a9b" officeooo:paragraph-rsid="00250a9b" style:font-size-asian="14pt" style:font-weight-asian="normal" style:font-size-complex="16pt" style:font-weight-complex="normal"/>
    </style:style>
    <style:style style:name="P69" style:family="paragraph" style:parent-style-name="Standard">
      <style:text-properties fo:font-size="16pt" style:text-underline-style="none" fo:font-weight="normal" officeooo:rsid="00240dba" officeooo:paragraph-rsid="00240dba" style:font-size-asian="14pt" style:font-weight-asian="normal" style:font-size-complex="16pt" style:font-weight-complex="normal"/>
    </style:style>
    <style:style style:name="P70" style:family="paragraph" style:parent-style-name="Standard">
      <style:text-properties fo:font-size="16pt" style:text-underline-style="none" fo:font-weight="normal" officeooo:rsid="00409689" officeooo:paragraph-rsid="00409689" style:font-size-asian="14pt" style:font-weight-asian="normal" style:font-size-complex="16pt" style:font-weight-complex="normal"/>
    </style:style>
    <style:style style:name="P71" style:family="paragraph" style:parent-style-name="Standard">
      <style:text-properties fo:font-size="16pt" style:text-underline-style="none" fo:font-weight="normal" officeooo:rsid="0040e563" officeooo:paragraph-rsid="0040e563" style:font-size-asian="14pt" style:font-weight-asian="normal" style:font-size-complex="16pt" style:font-weight-complex="normal"/>
    </style:style>
    <style:style style:name="P72" style:family="paragraph" style:parent-style-name="Standard">
      <style:text-properties fo:font-size="16pt" style:text-underline-style="none" fo:font-weight="normal" officeooo:rsid="00413f80" officeooo:paragraph-rsid="00413f80" style:font-size-asian="14pt" style:font-weight-asian="normal" style:font-size-complex="16pt" style:font-weight-complex="normal"/>
    </style:style>
    <style:style style:name="P73" style:family="paragraph" style:parent-style-name="Standard">
      <style:text-properties fo:font-size="16pt" style:text-underline-style="none" fo:font-weight="normal" officeooo:rsid="0042c380" officeooo:paragraph-rsid="0042c380" style:font-size-asian="14pt" style:font-weight-asian="normal" style:font-size-complex="16pt" style:font-weight-complex="normal"/>
    </style:style>
    <style:style style:name="P74" style:family="paragraph" style:parent-style-name="Standard">
      <style:text-properties fo:font-size="16pt" style:text-underline-style="none" fo:font-weight="normal" officeooo:rsid="0044c79a" officeooo:paragraph-rsid="0044c79a" style:font-size-asian="14pt" style:font-weight-asian="normal" style:font-size-complex="16pt" style:font-weight-complex="normal"/>
    </style:style>
    <style:style style:name="P75" style:family="paragraph" style:parent-style-name="Standard">
      <style:text-properties fo:font-size="16pt" style:text-underline-style="none" fo:font-weight="bold" officeooo:rsid="0027e736" officeooo:paragraph-rsid="00327aae" style:font-size-asian="14pt" style:font-weight-asian="bold" style:font-size-complex="16pt" style:font-weight-complex="bold"/>
    </style:style>
    <style:style style:name="P76" style:family="paragraph" style:parent-style-name="Standard">
      <style:text-properties fo:font-size="16pt" style:text-underline-style="none" fo:font-weight="bold" officeooo:rsid="0027e736" officeooo:paragraph-rsid="0033ce9f" style:font-size-asian="14pt" style:font-weight-asian="bold" style:font-size-complex="16pt" style:font-weight-complex="bold"/>
    </style:style>
    <style:style style:name="P77" style:family="paragraph" style:parent-style-name="Standard">
      <style:text-properties fo:font-size="16pt" style:text-underline-style="none" fo:font-weight="bold" officeooo:rsid="0027e736" officeooo:paragraph-rsid="0034c1c4" style:font-size-asian="14pt" style:font-weight-asian="bold" style:font-size-complex="16pt" style:font-weight-complex="bold"/>
    </style:style>
    <style:style style:name="P78" style:family="paragraph" style:parent-style-name="Standard">
      <style:text-properties fo:font-size="16pt" style:text-underline-style="none" fo:font-weight="bold" officeooo:rsid="0027e736" officeooo:paragraph-rsid="00367df2" style:font-size-asian="14pt" style:font-weight-asian="bold" style:font-size-complex="16pt" style:font-weight-complex="bold"/>
    </style:style>
    <style:style style:name="P79" style:family="paragraph" style:parent-style-name="Standard">
      <style:text-properties fo:font-size="16pt" style:text-underline-style="none" fo:font-weight="bold" officeooo:rsid="0027e736" officeooo:paragraph-rsid="00384ff0" style:font-size-asian="14pt" style:font-weight-asian="bold" style:font-size-complex="16pt" style:font-weight-complex="bold"/>
    </style:style>
    <style:style style:name="P80" style:family="paragraph" style:parent-style-name="Standard">
      <style:text-properties fo:font-size="16pt" style:text-underline-style="none" fo:font-weight="bold" officeooo:rsid="0027e736" officeooo:paragraph-rsid="003a2c5c" style:font-size-asian="14pt" style:font-weight-asian="bold" style:font-size-complex="16pt" style:font-weight-complex="bold"/>
    </style:style>
    <style:style style:name="P81" style:family="paragraph" style:parent-style-name="Standard">
      <style:text-properties fo:font-size="16pt" style:text-underline-style="none" fo:font-weight="bold" officeooo:rsid="0027e736" officeooo:paragraph-rsid="003b0014" style:font-size-asian="14pt" style:font-weight-asian="bold" style:font-size-complex="16pt" style:font-weight-complex="bold"/>
    </style:style>
    <style:style style:name="P82" style:family="paragraph" style:parent-style-name="Standard">
      <style:text-properties fo:font-size="16pt" style:text-underline-style="none" fo:font-weight="bold" officeooo:rsid="003a2c5c" officeooo:paragraph-rsid="003a2c5c" style:font-size-asian="14pt" style:font-weight-asian="bold" style:font-size-complex="16pt" style:font-weight-complex="bold"/>
    </style:style>
    <style:style style:name="P83" style:family="paragraph" style:parent-style-name="Standard">
      <style:text-properties fo:font-size="16pt" style:text-underline-style="none" fo:font-weight="bold" officeooo:rsid="003b0014" officeooo:paragraph-rsid="003c53e8" style:font-size-asian="14pt" style:font-weight-asian="bold" style:font-size-complex="16pt" style:font-weight-complex="bold"/>
    </style:style>
    <style:style style:name="P84" style:family="paragraph" style:parent-style-name="Standard">
      <style:text-properties fo:font-size="16pt" style:text-underline-style="none" fo:font-weight="bold" officeooo:rsid="003b0014" officeooo:paragraph-rsid="003dd8de" style:font-size-asian="14pt" style:font-weight-asian="bold" style:font-size-complex="16pt" style:font-weight-complex="bold"/>
    </style:style>
    <style:style style:name="P85" style:family="paragraph" style:parent-style-name="Standard">
      <style:text-properties fo:font-size="16pt" style:text-underline-style="none" fo:font-weight="bold" officeooo:rsid="0040e563" officeooo:paragraph-rsid="0040e563" style:font-size-asian="14pt" style:font-weight-asian="bold" style:font-size-complex="16pt" style:font-weight-complex="bold"/>
    </style:style>
    <style:style style:name="P86" style:family="paragraph" style:parent-style-name="Standard">
      <style:text-properties fo:font-size="16pt" style:text-underline-style="none" fo:font-weight="bold" officeooo:rsid="002c8a84" officeooo:paragraph-rsid="003b0014" style:font-size-asian="14pt" style:font-weight-asian="bold" style:font-size-complex="16pt" style:font-weight-complex="bold"/>
    </style:style>
    <style:style style:name="P87" style:family="paragraph" style:parent-style-name="Standard">
      <style:text-properties fo:font-size="16pt" style:text-underline-style="none" fo:font-weight="bold" officeooo:rsid="0044d8fe" officeooo:paragraph-rsid="0044d8fe" style:font-size-asian="14pt" style:font-weight-asian="bold" style:font-size-complex="16pt" style:font-weight-complex="bold"/>
    </style:style>
    <style:style style:name="P88" style:family="paragraph" style:parent-style-name="Standard">
      <style:text-properties fo:font-size="16pt" style:text-underline-style="solid" style:text-underline-width="auto" style:text-underline-color="font-color" fo:font-weight="bold" officeooo:rsid="0027e736" officeooo:paragraph-rsid="00327aae" style:font-size-asian="14pt" style:font-weight-asian="bold" style:font-size-complex="16pt" style:font-weight-complex="bold"/>
    </style:style>
    <style:style style:name="P89" style:family="paragraph" style:parent-style-name="Standard">
      <style:text-properties fo:font-size="16pt" style:text-underline-style="solid" style:text-underline-width="auto" style:text-underline-color="font-color" fo:font-weight="bold" officeooo:rsid="0027e736" officeooo:paragraph-rsid="0033ce9f" style:font-size-asian="14pt" style:font-weight-asian="bold" style:font-size-complex="16pt" style:font-weight-complex="bold"/>
    </style:style>
    <style:style style:name="P90" style:family="paragraph" style:parent-style-name="Standard">
      <style:text-properties fo:font-size="16pt" style:text-underline-style="solid" style:text-underline-width="auto" style:text-underline-color="font-color" fo:font-weight="bold" officeooo:rsid="0027e736" officeooo:paragraph-rsid="0034c1c4" style:font-size-asian="14pt" style:font-weight-asian="bold" style:font-size-complex="16pt" style:font-weight-complex="bold"/>
    </style:style>
    <style:style style:name="P91" style:family="paragraph" style:parent-style-name="Standard">
      <style:text-properties fo:font-size="16pt" style:text-underline-style="solid" style:text-underline-width="auto" style:text-underline-color="font-color" fo:font-weight="bold" officeooo:rsid="0027e736" officeooo:paragraph-rsid="00367df2" style:font-size-asian="14pt" style:font-weight-asian="bold" style:font-size-complex="16pt" style:font-weight-complex="bold"/>
    </style:style>
    <style:style style:name="P92" style:family="paragraph" style:parent-style-name="Standard">
      <style:text-properties fo:font-size="16pt" style:text-underline-style="solid" style:text-underline-width="auto" style:text-underline-color="font-color" fo:font-weight="bold" officeooo:rsid="0027e736" officeooo:paragraph-rsid="00384ff0" style:font-size-asian="14pt" style:font-weight-asian="bold" style:font-size-complex="16pt" style:font-weight-complex="bold"/>
    </style:style>
    <style:style style:name="P93" style:family="paragraph" style:parent-style-name="Standard">
      <style:text-properties fo:font-size="16pt" style:text-underline-style="solid" style:text-underline-width="auto" style:text-underline-color="font-color" fo:font-weight="bold" officeooo:rsid="0027e736" officeooo:paragraph-rsid="003a2c5c" style:font-size-asian="14pt" style:font-weight-asian="bold" style:font-size-complex="16pt" style:font-weight-complex="bold"/>
    </style:style>
    <style:style style:name="P94" style:family="paragraph" style:parent-style-name="Standard">
      <style:text-properties fo:font-size="16pt" style:text-underline-style="solid" style:text-underline-width="auto" style:text-underline-color="font-color" fo:font-weight="bold" officeooo:rsid="0027e736" officeooo:paragraph-rsid="003b0014" style:font-size-asian="14pt" style:font-weight-asian="bold" style:font-size-complex="16pt" style:font-weight-complex="bold"/>
    </style:style>
    <style:style style:name="P95" style:family="paragraph" style:parent-style-name="Standard">
      <style:text-properties fo:font-size="16pt" style:text-underline-style="solid" style:text-underline-width="auto" style:text-underline-color="font-color" fo:font-weight="bold" officeooo:rsid="0027e736" officeooo:paragraph-rsid="0042c380" style:font-size-asian="14pt" style:font-weight-asian="bold" style:font-size-complex="16pt" style:font-weight-complex="bold"/>
    </style:style>
    <style:style style:name="P96" style:family="paragraph" style:parent-style-name="Standard">
      <style:text-properties fo:font-size="16pt" style:text-underline-style="solid" style:text-underline-width="auto" style:text-underline-color="font-color" fo:font-weight="normal" officeooo:rsid="0027e736" officeooo:paragraph-rsid="00327aae" style:font-size-asian="14pt" style:font-weight-asian="normal" style:font-size-complex="16pt" style:font-weight-complex="normal"/>
    </style:style>
    <style:style style:name="P97" style:family="paragraph" style:parent-style-name="Standard">
      <style:text-properties fo:font-size="16pt" style:text-underline-style="solid" style:text-underline-width="auto" style:text-underline-color="font-color" fo:font-weight="normal" officeooo:rsid="0027e736" officeooo:paragraph-rsid="0033ce9f" style:font-size-asian="14pt" style:font-weight-asian="normal" style:font-size-complex="16pt" style:font-weight-complex="normal"/>
    </style:style>
    <style:style style:name="P98" style:family="paragraph" style:parent-style-name="Standard">
      <style:text-properties fo:font-size="16pt" style:text-underline-style="solid" style:text-underline-width="auto" style:text-underline-color="font-color" fo:font-weight="normal" officeooo:rsid="0027e736" officeooo:paragraph-rsid="0034c1c4" style:font-size-asian="14pt" style:font-weight-asian="normal" style:font-size-complex="16pt" style:font-weight-complex="normal"/>
    </style:style>
    <style:style style:name="P99" style:family="paragraph" style:parent-style-name="Standard">
      <style:text-properties fo:font-size="16pt" style:text-underline-style="solid" style:text-underline-width="auto" style:text-underline-color="font-color" fo:font-weight="normal" officeooo:rsid="0027e736" officeooo:paragraph-rsid="00367df2" style:font-size-asian="14pt" style:font-weight-asian="normal" style:font-size-complex="16pt" style:font-weight-complex="normal"/>
    </style:style>
    <style:style style:name="P100" style:family="paragraph" style:parent-style-name="Standard">
      <style:text-properties fo:font-size="16pt" style:text-underline-style="solid" style:text-underline-width="auto" style:text-underline-color="font-color" fo:font-weight="normal" officeooo:rsid="0027e736" officeooo:paragraph-rsid="00384ff0" style:font-size-asian="14pt" style:font-weight-asian="normal" style:font-size-complex="16pt" style:font-weight-complex="normal"/>
    </style:style>
    <style:style style:name="P101" style:family="paragraph" style:parent-style-name="Standard">
      <style:text-properties fo:font-size="16pt" style:text-underline-style="solid" style:text-underline-width="auto" style:text-underline-color="font-color" fo:font-weight="normal" officeooo:rsid="0027e736" officeooo:paragraph-rsid="003a2c5c" style:font-size-asian="14pt" style:font-weight-asian="normal" style:font-size-complex="16pt" style:font-weight-complex="normal"/>
    </style:style>
    <style:style style:name="P102" style:family="paragraph" style:parent-style-name="Standard">
      <style:text-properties fo:font-size="16pt" style:text-underline-style="solid" style:text-underline-width="auto" style:text-underline-color="font-color" fo:font-weight="normal" officeooo:rsid="0027e736" officeooo:paragraph-rsid="003b0014" style:font-size-asian="14pt" style:font-weight-asian="normal" style:font-size-complex="16pt" style:font-weight-complex="normal"/>
    </style:style>
    <style:style style:name="P103" style:family="paragraph" style:parent-style-name="Standard">
      <style:text-properties fo:font-size="26pt" style:text-underline-style="solid" style:text-underline-width="auto" style:text-underline-color="font-color" fo:font-weight="bold" officeooo:rsid="0027e736" officeooo:paragraph-rsid="0027e736" style:font-size-asian="26pt" style:font-weight-asian="bold" style:font-size-complex="26pt" style:font-weight-complex="bold"/>
    </style:style>
    <style:style style:name="P104" style:family="paragraph" style:parent-style-name="Standard">
      <style:text-properties fo:font-size="26pt" style:text-underline-style="solid" style:text-underline-width="auto" style:text-underline-color="font-color" fo:font-weight="bold" officeooo:rsid="0027e736" officeooo:paragraph-rsid="002ff3ea" style:font-size-asian="26pt" style:font-weight-asian="bold" style:font-size-complex="26pt" style:font-weight-complex="bold"/>
    </style:style>
    <style:style style:name="P105" style:family="paragraph" style:parent-style-name="Standard">
      <style:text-properties fo:font-size="26pt" style:text-underline-style="solid" style:text-underline-width="auto" style:text-underline-color="font-color" fo:font-weight="bold" officeooo:rsid="0027e736" officeooo:paragraph-rsid="003b0014" style:font-size-asian="26pt" style:font-weight-asian="bold" style:font-size-complex="26pt" style:font-weight-complex="bold"/>
    </style:style>
    <style:style style:name="P106" style:family="paragraph" style:parent-style-name="Standard">
      <style:text-properties fo:font-size="26pt" style:text-underline-style="solid" style:text-underline-width="auto" style:text-underline-color="font-color" fo:font-weight="bold" officeooo:rsid="0027e736" officeooo:paragraph-rsid="00409689" style:font-size-asian="26pt" style:font-weight-asian="bold" style:font-size-complex="26pt" style:font-weight-complex="bold"/>
    </style:style>
    <style:style style:name="P107"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22pt" style:text-underline-style="none" fo:font-weight="bold" officeooo:rsid="0044d8fe" officeooo:paragraph-rsid="0044d8fe" style:font-size-asian="22pt" style:font-weight-asian="bold" style:font-size-complex="22pt" style:font-weight-complex="bold"/>
    </style:style>
    <style:style style:name="P108"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5pt" fo:font-style="normal" fo:text-shadow="none" style:text-underline-style="none" fo:font-weight="bold" officeooo:rsid="004648a7" officeooo:paragraph-rsid="004648a7" style:font-size-asian="15pt" style:font-style-asian="normal" style:font-weight-asian="bold" style:font-size-complex="15pt" style:font-style-complex="normal" style:font-weight-complex="bold"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3pt" fo:font-style="normal" fo:text-shadow="none" style:text-underline-style="none" fo:font-weight="bold" officeooo:rsid="004648a7" officeooo:paragraph-rsid="004648a7" style:font-size-asian="13pt" style:font-style-asian="normal" style:font-weight-asian="bold" style:font-size-complex="13pt" style:font-style-complex="normal" style:font-weight-complex="bold"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3pt" fo:font-style="normal" fo:text-shadow="none" style:text-underline-style="none" fo:font-weight="bold" officeooo:rsid="00482d0e" officeooo:paragraph-rsid="00482d0e" style:font-size-asian="13pt" style:font-style-asian="normal" style:font-weight-asian="bold" style:font-size-complex="13pt" style:font-style-complex="normal" style:font-weight-complex="bold"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3pt" fo:font-style="normal" fo:text-shadow="none" style:text-underline-style="none" fo:font-weight="bold" style:font-size-asian="13pt" style:font-style-asian="normal" style:font-weight-asian="bold" style:font-size-complex="13pt" style:font-style-complex="normal" style:font-weight-complex="bold"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3pt" fo:font-style="normal" fo:text-shadow="none" style:text-underline-style="none" fo:font-weight="bold" officeooo:rsid="00497325" officeooo:paragraph-rsid="00497325" style:font-size-asian="13pt" style:font-style-asian="normal" style:font-weight-asian="bold" style:font-size-complex="13pt" style:font-style-complex="normal" style:font-weight-complex="bold" style:text-overline-style="none" style:text-overline-color="font-color"/>
    </style:style>
    <style:style style:name="T1" style:family="text">
      <style:text-properties officeooo:rsid="00240dba"/>
    </style:style>
    <style:style style:name="T2" style:family="text">
      <style:text-properties officeooo:rsid="0026453c"/>
    </style:style>
    <style:style style:name="T3" style:family="text">
      <style:text-properties officeooo:rsid="00298e8d"/>
    </style:style>
    <style:style style:name="T4" style:family="text">
      <style:text-properties officeooo:rsid="002b0796"/>
    </style:style>
    <style:style style:name="T5" style:family="text">
      <style:text-properties officeooo:rsid="002c8a84"/>
    </style:style>
    <style:style style:name="T6" style:family="text">
      <style:text-properties officeooo:rsid="002d5559"/>
    </style:style>
    <style:style style:name="T7" style:family="text">
      <style:text-properties officeooo:rsid="002f717b"/>
    </style:style>
    <style:style style:name="T8" style:family="text">
      <style:text-properties fo:font-size="16pt" officeooo:rsid="0022b836" style:font-size-asian="14pt" style:font-size-complex="16pt"/>
    </style:style>
    <style:style style:name="T9" style:family="text">
      <style:text-properties officeooo:rsid="002ff3ea"/>
    </style:style>
    <style:style style:name="T10" style:family="text">
      <style:text-properties officeooo:rsid="00301f87"/>
    </style:style>
    <style:style style:name="T11" style:family="text">
      <style:text-properties officeooo:rsid="00327aae"/>
    </style:style>
    <style:style style:name="T12" style:family="text">
      <style:text-properties officeooo:rsid="0033ce9f"/>
    </style:style>
    <style:style style:name="T13" style:family="text">
      <style:text-properties fo:font-weight="bold" style:font-weight-asian="bold" style:font-weight-complex="bold"/>
    </style:style>
    <style:style style:name="T14" style:family="text">
      <style:text-properties fo:font-weight="bold" officeooo:rsid="0027e736" style:font-weight-asian="bold" style:font-weight-complex="bold"/>
    </style:style>
    <style:style style:name="T15" style:family="text">
      <style:text-properties fo:font-weight="bold" officeooo:rsid="0033ce9f" style:font-weight-asian="bold" style:font-weight-complex="bold"/>
    </style:style>
    <style:style style:name="T16" style:family="text">
      <style:text-properties fo:font-weight="bold" officeooo:rsid="00409689" style:font-weight-asian="bold" style:font-weight-complex="bold"/>
    </style:style>
    <style:style style:name="T17" style:family="text">
      <style:text-properties officeooo:rsid="0034c1c4"/>
    </style:style>
    <style:style style:name="T18" style:family="text">
      <style:text-properties officeooo:rsid="00367df2"/>
    </style:style>
    <style:style style:name="T19" style:family="text">
      <style:text-properties officeooo:rsid="00384ff0"/>
    </style:style>
    <style:style style:name="T20" style:family="text">
      <style:text-properties officeooo:rsid="003a2c5c"/>
    </style:style>
    <style:style style:name="T21" style:family="text">
      <style:text-properties officeooo:rsid="003b0014"/>
    </style:style>
    <style:style style:name="T22" style:family="text">
      <style:text-properties officeooo:rsid="003c53e8"/>
    </style:style>
    <style:style style:name="T23" style:family="text">
      <style:text-properties officeooo:rsid="003dd8de"/>
    </style:style>
    <style:style style:name="T24" style:family="text">
      <style:text-properties fo:font-weight="normal" officeooo:rsid="003dd8de" style:font-weight-asian="normal" style:font-weight-complex="normal"/>
    </style:style>
    <style:style style:name="T25" style:family="text">
      <style:text-properties officeooo:rsid="003fa3a4"/>
    </style:style>
    <style:style style:name="T26" style:family="text">
      <style:text-properties officeooo:rsid="00409689"/>
    </style:style>
    <style:style style:name="T27" style:family="text">
      <style:text-properties officeooo:rsid="0040e563"/>
    </style:style>
    <style:style style:name="T28" style:family="text">
      <style:text-properties style:text-underline-style="solid" style:text-underline-width="auto" style:text-underline-color="font-color" fo:font-weight="bold" style:font-weight-asian="bold" style:font-weight-complex="bold"/>
    </style:style>
    <style:style style:name="T29" style:family="text">
      <style:text-properties style:text-underline-style="solid" style:text-underline-width="auto" style:text-underline-color="font-color" fo:font-weight="bold" officeooo:rsid="0027e736" style:font-weight-asian="bold" style:font-weight-complex="bold"/>
    </style:style>
    <style:style style:name="T30" style:family="text">
      <style:text-properties officeooo:rsid="0044c79a"/>
    </style:style>
    <style:style style:name="T31" style:family="text">
      <style:text-properties officeooo:rsid="00482d0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7"/>Package Management (centos/Red hat) <text:s text:c="8"/></text:p>
      <text:p text:style-name="P12"/>
      <text:p text:style-name="P12">Rpm (Red Hat Package Manager)and Yum(Yellowdog Updater Modified) package management tools are basically Centos/Redhat,<text:span text:style-name="T1">fedora like Operating system.</text:span></text:p>
      <text:p text:style-name="P13"/>
      <text:p text:style-name="P13">Like dpkg in debian based OS. Rpm is the local package management tool(low level package management tool).and Yum is the online package management tool(high level package management tool).Yum is like apt in ubuntu OS.</text:p>
      <text:p text:style-name="P14"/>
      <text:p text:style-name="P14">[just like the <text:span text:style-name="T2">dpkg the rpm command may face dependency problem while installing software .and yum search the dependency automatically and install them.</text:span>]</text:p>
      <text:p text:style-name="P14"/>
      <text:p text:style-name="P14"/>
      <text:p text:style-name="P103">rpm package management:</text:p>
      <text:p text:style-name="P34"/>
      <text:p text:style-name="P2"><text:span text:style-name="T4">I</text:span>nstall package:</text:p>
      <text:p text:style-name="P9"/>
      <text:p text:style-name="P15">For install package with rpm this command is used</text:p>
      <text:p text:style-name="P15"/>
      <text:p text:style-name="P33">=&gt;rpm -<text:span text:style-name="T3">i </text:span>&lt;package_name&gt; </text:p>
      <text:p text:style-name="P15"/>
      <text:p text:style-name="P24">[pic]</text:p>
      <text:p text:style-name="P15"/>
      <text:p text:style-name="P3"><text:span text:style-name="T3">remove</text:span> package:</text:p>
      <text:p text:style-name="P10"/>
      <text:p text:style-name="P16">For <text:span text:style-name="T3">remove this</text:span> package with rpm this command is used</text:p>
      <text:p text:style-name="P32">=&gt;rpm -<text:span text:style-name="T3">e </text:span>&lt;package_name&gt;</text:p>
      <text:p text:style-name="P16"/>
      <text:p text:style-name="P24">[pic]</text:p>
      <text:p text:style-name="P17"><text:span text:style-name="T3">[if one package depends on the other package you cant remove it with rpm command unless you remove the other packages that depends on it. For example if you want to remove the ‘openssh’ package because the ‘open-ssh </text:span><text:soft-page-break/><text:span text:style-name="T3">client’ packages depends on it .First you have to remove this. But if you use the yum command to remove the any packages this will happen automatically.]</text:span></text:p>
      <text:p text:style-name="P17"/>
      <text:p text:style-name="P4"><text:span text:style-name="T4">Force I</text:span>nstall package:</text:p>
      <text:p text:style-name="P11"/>
      <text:p text:style-name="P19">if you want to install a packages <text:span text:style-name="T5">with or without the dependency (force install) you can do it with this command</text:span></text:p>
      <text:p text:style-name="P19"/>
      <text:p text:style-name="P28">=&gt;rpm -i –nodeps &lt;package_man&gt;</text:p>
      <text:p text:style-name="P20"/>
      <text:p text:style-name="P20">[pic]</text:p>
      <text:p text:style-name="P20">[its not recommended because it leaves you a broken dependency problem ]</text:p>
      <text:p text:style-name="P20"/>
      <text:p text:style-name="P8">Verbosity:</text:p>
      <text:p text:style-name="P8"/>
      <text:p text:style-name="P25">if we want to see whats happening when installing or removing we can use the verbosity flag.</text:p>
      <text:p text:style-name="P25"/>
      <text:p text:style-name="P25">Install package with verbosity flag</text:p>
      <text:p text:style-name="P25"/>
      <text:p text:style-name="P30">=&gt;rpm <text:s/>-i -v &lt;package_name&gt;</text:p>
      <text:p text:style-name="P8"/>
      <text:p text:style-name="P23">[pic]</text:p>
      <text:p text:style-name="P25">Remove package with verbosity flag</text:p>
      <text:p text:style-name="P25"/>
      <text:p text:style-name="P30">=&gt;rpm <text:s/>-e -v &lt;package_name&gt;</text:p>
      <text:p text:style-name="P25"/>
      <text:p text:style-name="P23">[pic]</text:p>
      <text:p text:style-name="P6"/>
      <text:p text:style-name="P6">Check <text:s/><text:span text:style-name="T7">Package install Status</text:span>:</text:p>
      <text:p text:style-name="P21"/>
      <text:p text:style-name="P25">if you want to check is <text:s/>a package is installed or not .you can do with this command</text:p>
      <text:p text:style-name="P25"/>
      <text:p text:style-name="P30">=&gt;rpm -Vv &lt;package_name&gt;</text:p>
      <text:p text:style-name="P23"><text:soft-page-break/>[pic]</text:p>
      <text:p text:style-name="P25">for example</text:p>
      <text:p text:style-name="P25"/>
      <text:p text:style-name="P30">=&gt;rpm -Vv nano-2.3.1-10.el7.x86_64.rpm </text:p>
      <text:p text:style-name="P23">[pic]</text:p>
      <text:p text:style-name="P26">[if you want to find out that your package is intact you can find it by checking the output flag. Because if you change any configuration and run the command again it will show you different result. That proves that <text:span text:style-name="T7">file is changed</text:span>]</text:p>
      <text:p text:style-name="P25"/>
      <text:p text:style-name="P25"/>
      <text:p text:style-name="P20"/>
      <text:p text:style-name="P5">Check <text:span text:style-name="T7">Package</text:span> Checksum:</text:p>
      <text:p text:style-name="P5"/>
      <text:p text:style-name="P20">To check the file checksum this command is used</text:p>
      <text:p text:style-name="P20"/>
      <text:p text:style-name="P28">=&gt;rpm -v<text:span text:style-name="T6">K &lt;package_name&gt;</text:span></text:p>
      <text:p text:style-name="P23">[pic]</text:p>
      <text:p text:style-name="P17"/>
      <text:p text:style-name="P7"><text:span text:style-name="T7">Find Package</text:span> <text:span text:style-name="T7">Description</text:span>:</text:p>
      <text:p text:style-name="P7"/>
      <text:p text:style-name="P22">To <text:span text:style-name="T7">find the description of any installed package this command is used </text:span></text:p>
      <text:p text:style-name="P22"/>
      <text:p text:style-name="P29">=&gt;rpm -<text:span text:style-name="T7">qi &lt;installed_package&gt;</text:span></text:p>
      <text:p text:style-name="P23">[pic]</text:p>
      <text:p text:style-name="P27">for example</text:p>
      <text:p text:style-name="P27"/>
      <text:p text:style-name="P31">=&gt;rpm -qi nano</text:p>
      <text:p text:style-name="P23">[pic]</text:p>
      <text:p text:style-name="P27"/>
      <text:p text:style-name="P7"><text:span text:style-name="T7">Query All Packages</text:span>:</text:p>
      <text:p text:style-name="P7"/>
      <text:p text:style-name="P27">To query all the packages this command is used</text:p>
      <text:p text:style-name="P27"/>
      <text:p text:style-name="P31">=&gt;rpm -q -a</text:p>
      <text:p text:style-name="P23">[pic]</text:p>
      <text:p text:style-name="P27"><text:soft-page-break/></text:p>
      <text:p text:style-name="P27"/>
      <text:p text:style-name="P27"/>
      <text:p text:style-name="P27">you can find any installed packages with this command</text:p>
      <text:p text:style-name="P31">=&gt;rpm -q -a | grep &lt;packages_name&gt;</text:p>
      <text:p text:style-name="P23">[pic]</text:p>
      <text:p text:style-name="P27">example</text:p>
      <text:p text:style-name="P27"/>
      <text:p text:style-name="P31">=&gt;rpm -q -a | grep dhcp</text:p>
      <text:p text:style-name="P23">[pic]</text:p>
      <text:p text:style-name="P27"/>
      <text:p text:style-name="P18"><text:s/></text:p>
      <text:p text:style-name="P16"/>
      <text:p text:style-name="P104"><text:span text:style-name="T9">Yum</text:span> package management:</text:p>
      <text:p text:style-name="P35"/>
      <text:p text:style-name="P37">yum<text:span text:style-name="T8">(Yellowdog Updater Modified)</text:span> is more advance package management tools you can do <text:span text:style-name="T10">everything with yum that can be done with rpm.yum uses a lot of third party repository to install packages automatically by resolving their dependency issue</text:span></text:p>
      <text:p text:style-name="P36"/>
      <text:p text:style-name="P88"><text:span text:style-name="T11">Find</text:span> <text:span text:style-name="T11">P</text:span>ackage <text:span text:style-name="T11">information</text:span>:</text:p>
      <text:p text:style-name="P96"/>
      <text:p text:style-name="P50">To find detail information about any pack<text:span text:style-name="T12">ages this command is used .it will search the repository and give detail information about the packages.</text:span></text:p>
      <text:p text:style-name="P45"/>
      <text:p text:style-name="P75">=&gt;<text:span text:style-name="T12">yum info </text:span>&lt;package_name&gt; </text:p>
      <text:p text:style-name="P45"/>
      <text:p text:style-name="P38">[pic]</text:p>
      <text:p text:style-name="P45"/>
      <text:p text:style-name="P88"><text:span text:style-name="T12">Search</text:span> package:</text:p>
      <text:p text:style-name="P96"/>
      <text:p text:style-name="P51">To search the packages in the repository this command is used</text:p>
      <text:p text:style-name="P75"/>
      <text:p text:style-name="P75">=&gt;<text:span text:style-name="T12">yum search &lt;package_name&gt;</text:span></text:p>
      <text:p text:style-name="P45"/>
      <text:p text:style-name="P38"><text:soft-page-break/>[pic]</text:p>
      <text:p text:style-name="P38"/>
      <text:p text:style-name="P89"><text:span text:style-name="T12">Install </text:span><text:s/>package:</text:p>
      <text:p text:style-name="P97"/>
      <text:p text:style-name="P51">To install <text:s/>packages this command is used.it will install the packages with the dependency</text:p>
      <text:p text:style-name="P76"/>
      <text:p text:style-name="P76">=&gt;<text:span text:style-name="T12">yum install &lt;package_name&gt;</text:span></text:p>
      <text:p text:style-name="P46"/>
      <text:p text:style-name="P39">[pic]</text:p>
      <text:p text:style-name="P38"/>
      <text:p text:style-name="P51">This command will ask for confirmation. to install automatically. Just add a <text:s text:c="2"/>-y option .</text:p>
      <text:p text:style-name="P51"/>
      <text:p text:style-name="P51"><text:span text:style-name="T14">=&gt;</text:span><text:span text:style-name="T13">yum install -y &lt;package_name&gt;</text:span> </text:p>
      <text:p text:style-name="P89"/>
      <text:p text:style-name="P89"><text:span text:style-name="T12">Remove </text:span><text:s/>package:</text:p>
      <text:p text:style-name="P97"/>
      <text:p text:style-name="P51">To remove <text:s/>package with all its dependencies <text:s/>this command is used.</text:p>
      <text:p text:style-name="P76"/>
      <text:p text:style-name="P76">=&gt;<text:span text:style-name="T12">yum remove &lt;package_name&gt;</text:span></text:p>
      <text:p text:style-name="P46"/>
      <text:p text:style-name="P51">This command will ask for confirmation. to install automatically. Just add a <text:s text:c="2"/>-y option .</text:p>
      <text:p text:style-name="P51"/>
      <text:p text:style-name="P76">=&gt;<text:span text:style-name="T12">yum remove -y &lt;package_name&gt;</text:span></text:p>
      <text:p text:style-name="P82">or</text:p>
      <text:p text:style-name="P82">=&gt;yum <text:span text:style-name="T25">erase</text:span> -y &lt;package_name&gt;</text:p>
      <text:p text:style-name="P46"/>
      <text:p text:style-name="P39">[pic]</text:p>
      <text:p text:style-name="P39"/>
      <text:p text:style-name="P90"><text:span text:style-name="T17">Update </text:span><text:s/>package:</text:p>
      <text:p text:style-name="P98"/>
      <text:p text:style-name="P53">If you have any outdated version of any packages and you <text:s/>need to update it. you can use the update command to update to its latest stable version. If it needs any additional dependency it will automatically resolve them</text:p>
      <text:p text:style-name="P53"><text:soft-page-break/><text:span text:style-name="T14">=&gt;</text:span><text:span text:style-name="T15">yum update &lt;package_name&gt;</text:span></text:p>
      <text:p text:style-name="P47"/>
      <text:p text:style-name="P40">[pic]</text:p>
      <text:p text:style-name="P40"/>
      <text:p text:style-name="P90"><text:span text:style-name="T17">List </text:span><text:s/>package<text:span text:style-name="T17">s</text:span>:</text:p>
      <text:p text:style-name="P98"/>
      <text:p text:style-name="P52">To list all the available packages in the Yum repository this command is used</text:p>
      <text:p text:style-name="P77"/>
      <text:p text:style-name="P77">=&gt;<text:span text:style-name="T12">yum list | more</text:span></text:p>
      <text:p text:style-name="P47"/>
      <text:p text:style-name="P40">[pic]</text:p>
      <text:p text:style-name="P40"/>
      <text:p text:style-name="P52">To list all the installed packages this command is used</text:p>
      <text:p text:style-name="P77"/>
      <text:p text:style-name="P77">=&gt;<text:span text:style-name="T12">yum list installed</text:span></text:p>
      <text:p text:style-name="P47"/>
      <text:p text:style-name="P40">[pic]</text:p>
      <text:p text:style-name="P40"/>
      <text:p text:style-name="P52">you can use the list function as a searching purpose .for searching packages this command is used</text:p>
      <text:p text:style-name="P52"><text:span text:style-name="T14"/></text:p>
      <text:p text:style-name="P52"><text:span text:style-name="T14">=&gt;</text:span><text:span text:style-name="T15">yum list </text:span><text:span text:style-name="T13">&lt;package_name&gt;</text:span></text:p>
      <text:p text:style-name="P52"><text:span text:style-name="T13"/></text:p>
      <text:p text:style-name="P91"><text:span text:style-name="T18">Yum provides function</text:span>:</text:p>
      <text:p text:style-name="P99"/>
      <text:p text:style-name="P54">if you find any program or any files and want to find out which packages it belongs to. You can find it with this command</text:p>
      <text:p text:style-name="P78"/>
      <text:p text:style-name="P78">=&gt;<text:span text:style-name="T12">yum provides &lt;file_name/program_names&gt;</text:span></text:p>
      <text:p text:style-name="P48"/>
      <text:p text:style-name="P41">[pic]</text:p>
      <text:p text:style-name="P91"/>
      <text:p text:style-name="P91"><text:span text:style-name="T18">Check update packages</text:span>:</text:p>
      <text:p text:style-name="P99"/>
      <text:p text:style-name="P55">If you want to check weather any update available for your installed packages you can check using this command <text:s/></text:p>
      <text:p text:style-name="P55"><text:soft-page-break/><text:span text:style-name="T14">=&gt;</text:span><text:span text:style-name="T15">yum check-update</text:span></text:p>
      <text:p text:style-name="P48"/>
      <text:p text:style-name="P41">[pic]</text:p>
      <text:p text:style-name="P41"/>
      <text:p text:style-name="P91"><text:span text:style-name="T18">Update system</text:span>:</text:p>
      <text:p text:style-name="P99"/>
      <text:p text:style-name="P54">If you want to update all your packages and system and install all the latest patches and security updates in your system this command is used </text:p>
      <text:p text:style-name="P54"/>
      <text:p text:style-name="P78">=&gt;<text:span text:style-name="T12">yum update</text:span></text:p>
      <text:p text:style-name="P48"/>
      <text:p text:style-name="P41">[pic]</text:p>
      <text:p text:style-name="P41"/>
      <text:p text:style-name="P60">[one of the main advantage of the yum over the apt command is before installing any packages yum will automatically update the repository ]</text:p>
      <text:p text:style-name="P41"/>
      <text:p text:style-name="P91"><text:span text:style-name="T18">List all the group packages</text:span>:</text:p>
      <text:p text:style-name="P56"/>
      <text:p text:style-name="P56">Number of packages are bundled up to make a particular group. Instead of installing individual packages you can install the whole particular group. To list all the group this command is used</text:p>
      <text:p text:style-name="P56"/>
      <text:p text:style-name="P78">=&gt;<text:span text:style-name="T12">yum grouplist</text:span></text:p>
      <text:p text:style-name="P48"/>
      <text:p text:style-name="P41">[pic]</text:p>
      <text:p text:style-name="P41"/>
      <text:p text:style-name="P92"><text:span text:style-name="T19">Install group packages</text:span>:</text:p>
      <text:p text:style-name="P100"/>
      <text:p text:style-name="P60">To install a particular package group we use the groupinstall.</text:p>
      <text:p text:style-name="P57"/>
      <text:p text:style-name="P79">=&gt;<text:span text:style-name="T12">yum groupinstall ‘&lt;group package name&gt;’</text:span></text:p>
      <text:p text:style-name="P49"/>
      <text:p text:style-name="P60">for example </text:p>
      <text:p text:style-name="P60"/>
      <text:p text:style-name="P79">=&gt;<text:span text:style-name="T12">yum groupinstall ‘Basic Web Server’</text:span></text:p>
      <text:p text:style-name="P79"/>
      <text:p text:style-name="P42"><text:soft-page-break/>[pic]</text:p>
      <text:p text:style-name="P42"/>
      <text:p text:style-name="P92"><text:span text:style-name="T19">Update group packages</text:span>:</text:p>
      <text:p text:style-name="P100"/>
      <text:p text:style-name="P60">To update a particular package group we use the groupupdate.</text:p>
      <text:p text:style-name="P79"/>
      <text:p text:style-name="P79">=&gt;<text:span text:style-name="T12">yum grouupdate ‘&lt;group package name&gt;’</text:span></text:p>
      <text:p text:style-name="P49"/>
      <text:p text:style-name="P60">for example </text:p>
      <text:p text:style-name="P60"/>
      <text:p text:style-name="P79">=&gt;<text:span text:style-name="T12">yum grouupdate ‘Basic Web Server’</text:span></text:p>
      <text:p text:style-name="P79"/>
      <text:p text:style-name="P42">[pic]</text:p>
      <text:p text:style-name="P42"/>
      <text:p text:style-name="P92"><text:span text:style-name="T19">Remove group packages</text:span>:</text:p>
      <text:p text:style-name="P100"/>
      <text:p text:style-name="P60">To remove a particular package group we use the groupremove.</text:p>
      <text:p text:style-name="P57"/>
      <text:p text:style-name="P79">=&gt;<text:span text:style-name="T12">yum groupremove ‘&lt;group package name&gt;’</text:span></text:p>
      <text:p text:style-name="P49"/>
      <text:p text:style-name="P60">for example </text:p>
      <text:p text:style-name="P60"/>
      <text:p text:style-name="P79">=&gt;<text:span text:style-name="T12">yum groupremove ‘Basic Web Server’</text:span></text:p>
      <text:p text:style-name="P79"/>
      <text:p text:style-name="P42">[pic]</text:p>
      <text:p text:style-name="P42"/>
      <text:p text:style-name="P93"><text:span text:style-name="T20">List <text:s/>Enabled yum repository</text:span>:</text:p>
      <text:p text:style-name="P101"/>
      <text:p text:style-name="P61">To list all the enabled yum repository this command is used</text:p>
      <text:p text:style-name="P58"/>
      <text:p text:style-name="P80">=&gt;<text:span text:style-name="T12">yum repolist</text:span></text:p>
      <text:p text:style-name="P80"/>
      <text:p text:style-name="P43">[pic]</text:p>
      <text:p text:style-name="P43"/>
      <text:p text:style-name="P93"><text:span text:style-name="T20">List <text:s/>All yum repository</text:span>:</text:p>
      <text:p text:style-name="P61">To list all the enabled and disabled <text:s/>yum repository this command is used</text:p>
      <text:p text:style-name="P58"><text:soft-page-break/></text:p>
      <text:p text:style-name="P80">=&gt;<text:span text:style-name="T12">yum repolist all</text:span></text:p>
      <text:p text:style-name="P80"/>
      <text:p text:style-name="P43">[pic]</text:p>
      <text:p text:style-name="P43"/>
      <text:p text:style-name="P93"><text:span text:style-name="T20">List <text:s/>packages from a particular repository</text:span>:</text:p>
      <text:p text:style-name="P101"/>
      <text:p text:style-name="P61">To install a packages from a particular repository this command is used</text:p>
      <text:p text:style-name="P80"/>
      <text:p text:style-name="P80">=&gt;<text:span text:style-name="T12">yum –enablerepo=epel install java</text:span></text:p>
      <text:p text:style-name="P43"/>
      <text:p text:style-name="P43">[<text:span text:style-name="T20">This command wont enable the repository parmanently.its only for the current command]</text:span></text:p>
      <text:p text:style-name="P61"/>
      <text:p text:style-name="P43"><text:span text:style-name="T20">[</text:span>pic]</text:p>
      <text:p text:style-name="P43"/>
      <text:p text:style-name="P93"><text:span text:style-name="T20">Permanently Enable/Disable a particular repository</text:span>:</text:p>
      <text:p text:style-name="P101"/>
      <text:p text:style-name="P63">To enable a repository permanently this command is used</text:p>
      <text:p text:style-name="P80"/>
      <text:p text:style-name="P80">=&gt;<text:span text:style-name="T12">yum-config-manager –enable &lt;repo_name&gt;</text:span></text:p>
      <text:p text:style-name="P43"/>
      <text:p text:style-name="P43">[<text:span text:style-name="T20">This command will enable the repository permanently]</text:span></text:p>
      <text:p text:style-name="P61"/>
      <text:p text:style-name="P43"><text:span text:style-name="T20">[</text:span>pic]</text:p>
      <text:p text:style-name="P43"/>
      <text:p text:style-name="P63">To disable a repository permanently this command is used</text:p>
      <text:p text:style-name="P81"/>
      <text:p text:style-name="P81">=&gt;<text:span text:style-name="T12">yum-config-manager –disable &lt;repo_name&gt;</text:span></text:p>
      <text:p text:style-name="P44"/>
      <text:p text:style-name="P44">[<text:span text:style-name="T20">This command will disabled the repository permanently]</text:span></text:p>
      <text:p text:style-name="P62"/>
      <text:p text:style-name="P44"><text:span text:style-name="T20">[</text:span>pic]</text:p>
      <text:p text:style-name="P44"/>
      <text:p text:style-name="P94"/>
      <text:p text:style-name="P94"/>
      <text:p text:style-name="P94"><text:soft-page-break/><text:span text:style-name="T21">Clean yum Cache</text:span>:</text:p>
      <text:p text:style-name="P102"/>
      <text:p text:style-name="P63">To clean all the cached files from enabled repository this following command is used.</text:p>
      <text:p text:style-name="P59"/>
      <text:p text:style-name="P81">=&gt;<text:span text:style-name="T12">yum clean all</text:span></text:p>
      <text:p text:style-name="P81"/>
      <text:p text:style-name="P44">[pic]</text:p>
      <text:p text:style-name="P44"/>
      <text:p text:style-name="P94"><text:span text:style-name="T21">View History</text:span>:</text:p>
      <text:p text:style-name="P102"/>
      <text:p text:style-name="P63">To view all the past transactions of the yum command this following command is used</text:p>
      <text:p text:style-name="P81"/>
      <text:p text:style-name="P81">=&gt;<text:span text:style-name="T12">yum history</text:span></text:p>
      <text:p text:style-name="P81"/>
      <text:p text:style-name="P44">[pic]</text:p>
      <text:p text:style-name="P44"/>
      <text:p text:style-name="P105"><text:span text:style-name="T21">Yumdownlaoder</text:span>:</text:p>
      <text:p text:style-name="P63"/>
      <text:p text:style-name="P64">there is another tools called ‘yumdownloader’ <text:span text:style-name="T22">in the redhat/centos based system. The job of this tools is to download the rpm file. Means it just download the rpm file but doesn't install it. The following command is used to download rpm file</text:span></text:p>
      <text:p text:style-name="P64"/>
      <text:p text:style-name="P83"><text:span text:style-name="T22">=&gt;yumdownloader &lt;pakage_name&gt; </text:span><text:s/></text:p>
      <text:p text:style-name="P63"/>
      <text:p text:style-name="P66">for example</text:p>
      <text:p text:style-name="P66"/>
      <text:p text:style-name="P84"><text:span text:style-name="T22">=&gt;yumdownloader git</text:span></text:p>
      <text:p text:style-name="P84"/>
      <text:p text:style-name="P84"><text:span text:style-name="T24">it will install the </text:span><text:span text:style-name="T23">git.rpm</text:span> <text:span text:style-name="T24">file but it wont download the dependency. To download any package with the dependencies this command is used</text:span></text:p>
      <text:p text:style-name="P84"><text:span text:style-name="T24"/></text:p>
      <text:p text:style-name="P84"><text:span text:style-name="T22">=&gt;yumdownloader --resolve &lt;pakage_name&gt; </text:span><text:s/></text:p>
      <text:p text:style-name="P65"/>
      <text:p text:style-name="P66"><text:soft-page-break/>for example</text:p>
      <text:p text:style-name="P66"/>
      <text:p text:style-name="P84"><text:span text:style-name="T22">=&gt;yumdownloader --resolve git</text:span></text:p>
      <text:p text:style-name="P84"><text:span text:style-name="T24"><text:s/></text:span></text:p>
      <text:p text:style-name="P84"><text:span text:style-name="T24"/></text:p>
      <text:p text:style-name="P106"><text:span text:style-name="T26">Yum Repository:</text:span></text:p>
      <text:p text:style-name="P44"/>
      <text:p text:style-name="P44"/>
      <text:p text:style-name="P70">just like the <text:span text:style-name="T13">‘sources.list’ <text:s/></text:span>file in the ubuntu package management there is also a place where the repository files stored.its in the ‘<text:span text:style-name="T13">/etc/yum.repos.d</text:span>’</text:p>
      <text:p text:style-name="P70">we can list all the files with the ‘ls -s’ command.you will see something like this</text:p>
      <text:p text:style-name="P70">[pic]</text:p>
      <text:p text:style-name="P70"/>
      <text:p text:style-name="P70">there can be more than one .repo file <text:span text:style-name="T27">if you look inside the file with this command</text:span></text:p>
      <text:p text:style-name="P70"/>
      <text:p text:style-name="P71">=&gt;cat repofile.repo</text:p>
      <text:p text:style-name="P71"/>
      <text:p text:style-name="P71">example</text:p>
      <text:p text:style-name="P71">=&gt;cat CentOS-Base.repo</text:p>
      <text:p text:style-name="P71"/>
      <text:p text:style-name="P71">if you look inside the file it will like the <text:s/><text:span text:style-name="T16">‘sources.list’ .</text:span><text:span text:style-name="T26"> </text:span>Just a little bit different</text:p>
      <text:p text:style-name="P71"/>
      <text:p text:style-name="P71">[pic]</text:p>
      <text:p text:style-name="P71"/>
      <text:p text:style-name="P71">There are different different mirror list for <text:span text:style-name="T13">‘base’</text:span>,<text:span text:style-name="T13">’updates’</text:span>,<text:span text:style-name="T13">’extras’ </text:span>and additional ‘<text:span text:style-name="T13">packages</text:span>’ and every section has a </text:p>
      <text:p text:style-name="P71"/>
      <text:p text:style-name="P85">=&gt;name for the mirror list</text:p>
      <text:p text:style-name="P85">=&gt;baseurl for that mirror </text:p>
      <text:p text:style-name="P85">=&gt;gpgcheck option</text:p>
      <text:p text:style-name="P85">=&gt;enable option</text:p>
      <text:p text:style-name="P85">=&gt;gpgkey</text:p>
      <text:p text:style-name="P86"/>
      <text:p text:style-name="P72"><text:soft-page-break/>if you want you can disable the gpgcheck cause the the repository may not be encrypted.</text:p>
      <text:p text:style-name="P72"/>
      <text:p text:style-name="P72">[pic]</text:p>
      <text:p text:style-name="P72"/>
      <text:p text:style-name="P73">there is a configuration file in <text:span text:style-name="T29">/</text:span><text:span text:style-name="T28">etc/yum.conf</text:span> .By changing the configuration you can customize the operation of the yum tools.</text:p>
      <text:p text:style-name="P73"/>
      <text:p text:style-name="P73">[pic]</text:p>
      <text:p text:style-name="P73"/>
      <text:p text:style-name="P73"/>
      <text:p text:style-name="P73"><text:span text:style-name="T13">=&gt;keepcache=0 </text:span>will not keep the cache file</text:p>
      <text:p text:style-name="P73"><text:span text:style-name="T13">=&gt;logfile</text:span>=’/var/log/yum/log’ will store the log file in that file</text:p>
      <text:p text:style-name="P73"><text:span text:style-name="T13">=&gt;obsolute=1</text:span> delete the obsolute packages</text:p>
      <text:p text:style-name="P73"><text:span text:style-name="T13">=&gt;gpgcheck=1 </text:span>will check gpg every time it install packages</text:p>
      <text:p text:style-name="P73"><text:span text:style-name="T13">=&gt;plugins=1 </text:span>will allow yum to install plugins</text:p>
      <text:p text:style-name="P73">[yum uses different plugins. one of them is fastest mirror.it founds the fastest mirror <text:span text:style-name="T30">so the user find the packages as fast as possible</text:span>]</text:p>
      <text:p text:style-name="P73"/>
      <text:p text:style-name="P74">[pic]</text:p>
      <text:p text:style-name="P95"/>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text:p>
      <text:p text:style-name="P107"><text:soft-page-break/><text:s text:c="2"/>Comparison Between Two Package Management</text:p>
      <text:p text:style-name="P87"/>
      <text:p text:style-name="P87"/>
      <table:table table:name="Table1" table:style-name="Table1" table:template-name="Simple List Shaded">
        <table:table-column table:style-name="Table1.A"/>
        <table:table-column table:style-name="Table1.B" table:number-columns-repeated="2"/>
        <table:table-row table:style-name="Table1.1">
          <table:table-cell table:style-name="Table1.A1" office:value-type="string">
            <text:p text:style-name="P108"><text:s text:c="13"/>Operation</text:p>
          </table:table-cell>
          <table:table-cell table:style-name="Table1.A1" office:value-type="string">
            <text:p text:style-name="P108">Debian package management</text:p>
          </table:table-cell>
          <table:table-cell table:style-name="Table1.A1" office:value-type="string">
            <text:p text:style-name="P108">Centos package Management</text:p>
          </table:table-cell>
        </table:table-row>
        <table:table-row table:style-name="Table1.2">
          <table:table-cell table:style-name="Table1.A2" office:value-type="string">
            <text:p text:style-name="P111"/>
            <text:p text:style-name="P111">Show package information</text:p>
          </table:table-cell>
          <table:table-cell table:style-name="Table1.B2" office:value-type="float" office:value="0">
            <text:p text:style-name="P111">sudo apt show &lt;pkg&gt;</text:p>
            <text:p text:style-name="P111"/>
            <text:p text:style-name="P111">sudo dpkg -s &lt;pkg&gt;</text:p>
          </table:table-cell>
          <table:table-cell table:style-name="Table1.B2" office:value-type="float" office:value="0">
            <text:p text:style-name="P111">sudo <text:s/>yum info &lt;pkg&gt;</text:p>
            <text:p text:style-name="P111"/>
            <text:p text:style-name="P111">sudo rpm -qi &lt;pkg&gt; </text:p>
          </table:table-cell>
        </table:table-row>
        <table:table-row table:style-name="Table1.3">
          <table:table-cell table:style-name="Table1.A3" office:value-type="string">
            <text:p text:style-name="P111"/>
            <text:p text:style-name="P111"/>
            <text:p text:style-name="P111">List all the packages</text:p>
          </table:table-cell>
          <table:table-cell table:style-name="Table1.B3" office:value-type="float" office:value="0">
            <text:p text:style-name="P111">Sudo apt list</text:p>
            <text:p text:style-name="P111"/>
            <text:p text:style-name="P111"><text:span text:style-name="T31">sudo </text:span>dpkg -L</text:p>
          </table:table-cell>
          <table:table-cell table:style-name="Table1.B3" office:value-type="float" office:value="0">
            <text:p text:style-name="P112">Sudo yum list </text:p>
            <text:p text:style-name="P112"/>
            <text:p text:style-name="P112">sudo rpm -q -a</text:p>
          </table:table-cell>
        </table:table-row>
        <table:table-row table:style-name="Table1.4">
          <table:table-cell table:style-name="Table1.A2" office:value-type="string">
            <text:p text:style-name="P112"/>
            <text:p text:style-name="P112">Download Packages</text:p>
          </table:table-cell>
          <table:table-cell table:style-name="Table1.B4" office:value-type="string">
            <text:p text:style-name="P113"/>
            <text:p text:style-name="P113"><text:span text:style-name="T31">sudo apt download &lt;pkg&gt;</text:span></text:p>
          </table:table-cell>
          <table:table-cell table:style-name="Table1.B2" office:value-type="float" office:value="0">
            <text:p text:style-name="P112">Yumdownloader &lt;pkg&gt;</text:p>
            <text:p text:style-name="P112"/>
            <text:p text:style-name="P112">Yumdownloader –resolve &lt;pkg&gt;</text:p>
          </table:table-cell>
        </table:table-row>
        <table:table-row table:style-name="Table1.5">
          <table:table-cell table:style-name="Table1.A5" office:value-type="string">
            <text:p text:style-name="P112"/>
            <text:p text:style-name="P112">Search packages</text:p>
          </table:table-cell>
          <table:table-cell table:style-name="Table1.B3" office:value-type="float" office:value="0">
            <text:p text:style-name="P112">sudo apt search &lt;pkg&gt;</text:p>
            <text:p text:style-name="P112"/>
            <text:p text:style-name="P112">sudo aptitude search &lt;pkg&gt;</text:p>
          </table:table-cell>
          <table:table-cell table:style-name="Table1.B3" office:value-type="float" office:value="0">
            <text:p text:style-name="P112">Sudo Yum search &lt;pkg&gt;</text:p>
            <text:p text:style-name="P112"/>
          </table:table-cell>
        </table:table-row>
        <table:table-row table:style-name="Table1.6">
          <table:table-cell table:style-name="Table1.A2" office:value-type="string">
            <text:p text:style-name="P112"/>
            <text:p text:style-name="P112"/>
            <text:p text:style-name="P112">Install packages</text:p>
          </table:table-cell>
          <table:table-cell table:style-name="Table1.B2" office:value-type="float" office:value="0">
            <text:p text:style-name="P112">Sudo apt install &lt;pkg&gt;</text:p>
            <text:p text:style-name="P112"/>
            <text:p text:style-name="P112">sudo aptitude install &lt;pkg&gt;</text:p>
            <text:p text:style-name="P112"/>
            <text:p text:style-name="P112">sudo dpkg -i &lt;pkg&gt;</text:p>
            <text:p text:style-name="P112"/>
          </table:table-cell>
          <table:table-cell table:style-name="Table1.B2" office:value-type="float" office:value="0">
            <text:p text:style-name="P112">Sudo yum install &lt;pkg&gt;</text:p>
            <text:p text:style-name="P112"/>
            <text:p text:style-name="P112">sudo rpm -i &lt;pkg&gt;</text:p>
          </table:table-cell>
        </table:table-row>
        <table:table-row table:style-name="Table1.7">
          <table:table-cell table:style-name="Table1.A7" office:value-type="string">
            <text:p text:style-name="P112"/>
            <text:p text:style-name="P112"/>
            <text:p text:style-name="P112">Remove Packages</text:p>
          </table:table-cell>
          <table:table-cell table:style-name="Table1.B3" office:value-type="float" office:value="0">
            <text:p text:style-name="P112">Sudo apt remove &lt;pkg&gt;</text:p>
            <text:p text:style-name="P112"/>
            <text:p text:style-name="P112">sudo dpkg -r &lt;pkg&gt;</text:p>
            <text:p text:style-name="P112"/>
            <text:p text:style-name="P112">sudo aptitude remove &lt;pkg&gt;</text:p>
          </table:table-cell>
          <table:table-cell table:style-name="Table1.B3" office:value-type="float" office:value="0">
            <text:p text:style-name="P114">Sudo yum remove &lt;pkg&gt;</text:p>
            <text:p text:style-name="P114"/>
            <text:p text:style-name="P114">sudo yum erase &lt;pkg&gt;</text:p>
            <text:p text:style-name="P114"/>
            <text:p text:style-name="P114">sudo rpm -e &lt;pkg&gt;</text:p>
          </table:table-cell>
        </table:table-row>
        <table:table-row table:style-name="Table1.8">
          <table:table-cell table:style-name="Table1.A2" office:value-type="string">
            <text:p text:style-name="P114"/>
            <text:p text:style-name="P114">Check integrity </text:p>
          </table:table-cell>
          <table:table-cell table:style-name="Table1.B2" office:value-type="float" office:value="0">
            <text:p text:style-name="P114">Sudo dpkg -V &lt;pkg&gt;</text:p>
            <text:p text:style-name="P114"/>
            <text:p text:style-name="P114"/>
          </table:table-cell>
          <table:table-cell table:style-name="Table1.C8" office:value-type="float" office:value="0">
            <text:p text:style-name="P114">Sudo rpm -V &lt;pkg&gt;</text:p>
          </table:table-cell>
        </table:table-row>
        <table:table-row table:style-name="Table1.9">
          <table:table-cell table:style-name="Table1.A9" office:value-type="string">
            <text:p text:style-name="P114"/>
            <text:p text:style-name="P114">Update packages/system</text:p>
          </table:table-cell>
          <table:table-cell table:style-name="Table1.B3" office:value-type="float" office:value="0">
            <text:p text:style-name="P114">Sudo apt update</text:p>
            <text:p text:style-name="P114"/>
          </table:table-cell>
          <table:table-cell table:style-name="Table1.B3" office:value-type="float" office:value="0">
            <text:p text:style-name="P114">Sudo yum update</text:p>
            <text:p text:style-name="P114"/>
          </table:table-cell>
        </table:table-row>
        <table:table-row table:style-name="Table1.10">
          <table:table-cell table:style-name="Table1.A10" office:value-type="string">
            <text:p text:style-name="P113"/>
            <text:p text:style-name="P114">Upgrade System</text:p>
            <text:p text:style-name="P113"/>
          </table:table-cell>
          <table:table-cell table:style-name="Table1.B10" office:value-type="float" office:value="0">
            <text:p text:style-name="P114">Sudo apt upgrade </text:p>
            <text:p text:style-name="P114"/>
          </table:table-cell>
          <table:table-cell table:style-name="Table1.B10" office:value-type="float" office:value="0">
            <text:p text:style-name="P114">Sudo yum upgrade</text:p>
            <text:p text:style-name="P114"/>
          </table:table-cell>
        </table:table-row>
      </table:table>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Simple_20_List_20_Shaded.1" style:display-name="Simple List Shaded.1" style:family="table-cell">
      <style:table-cell-properties fo:background-color="#000000" fo:padding="0in" fo:padding-left="0in" fo:padding-right="0in" fo:padding-top="0in" fo:padding-bottom="0in" style:data-style-name="100"/>
      <style:text-properties fo:color="#ffffff" fo:font-weight="bold" style:font-weight-asian="bold" style:font-weight-complex="bold"/>
    </style:style>
    <style:style style:name="Simple_20_List_20_Shaded.2" style:display-name="Simple List Shaded.2" style:family="table-cell">
      <style:table-cell-properties fo:border-bottom="0.74pt solid #000000" fo:padding="0in" fo:padding-left="0in" fo:padding-right="0in" fo:padding-top="0in" fo:padding-bottom="0in" style:data-style-name="0"/>
    </style:style>
    <style:style style:name="Simple_20_List_20_Shaded.3" style:display-name="Simple List Shaded.3" style:family="table-cell">
      <style:table-cell-properties fo:padding="0in" fo:padding-left="0in" fo:padding-right="0in" fo:padding-top="0in" fo:padding-bottom="0in" style:data-style-name="100"/>
    </style:style>
    <style:style style:name="Simple_20_List_20_Shaded.4" style:display-name="Simple List Shaded.4" style:family="table-cell">
      <style:table-cell-properties fo:padding="0in" fo:padding-left="0in" fo:padding-right="0in" fo:padding-top="0in" fo:padding-bottom="0in" style:data-style-name="0"/>
    </style:style>
    <style:style style:name="Simple_20_List_20_Shaded.5" style:display-name="Simple List Shaded.5" style:family="table-cell">
      <style:table-cell-properties fo:padding="0in" fo:padding-left="0in" fo:padding-right="0in" fo:padding-top="0in" fo:padding-bottom="0in" style:data-style-name="0"/>
    </style:style>
    <style:style style:name="Simple_20_List_20_Shaded.6" style:display-name="Simple List Shaded.6" style:family="table-cell">
      <style:table-cell-properties fo:background-color="#cccccc" fo:padding="0in" fo:padding-left="0in" fo:padding-right="0in" fo:padding-top="0in" fo:padding-bottom="0in" style:data-style-name="100"/>
    </style:style>
    <style:style style:name="Simple_20_List_20_Shaded.7" style:display-name="Simple List Shaded.7" style:family="table-cell">
      <style:table-cell-properties fo:padding="0in" fo:padding-left="0in" fo:padding-right="0in" fo:padding-top="0in" fo:padding-bottom="0in" style:data-style-name="0"/>
    </style:style>
    <style:style style:name="Simple_20_List_20_Shaded.8" style:display-name="Simple List Shaded.8" style:family="table-cell">
      <style:table-cell-properties fo:background-color="#cccccc" fo:padding="0in" fo:padding-left="0in" fo:padding-right="0in" fo:padding-top="0in" fo:padding-bottom="0in" style:data-style-name="0"/>
    </style:style>
    <style:style style:name="Simple_20_List_20_Shaded.9" style:display-name="Simple List Shaded.9" style:family="table-cell">
      <style:table-cell-properties fo:background-color="#cccccc" fo:padding="0in" fo:padding-left="0in" fo:padding-right="0in" fo:padding-top="0in" fo:padding-bottom="0in" style:data-style-name="0"/>
    </style:style>
    <style:style style:name="Simple_20_List_20_Shaded.10" style:display-name="Simple List Shaded.10" style:family="table-cell">
      <style:table-cell-properties fo:background-color="#cccccc" fo:padding="0in" fo:padding-left="0in" fo:padding-right="0in" fo:padding-top="0in" fo:padding-bottom="0in" style:data-style-name="0"/>
    </style:style>
    <style:style style:name="Simple_20_List_20_Shaded.11" style:display-name="Simple List Shaded.11" style:family="table-cell">
      <style:table-cell-properties fo:background-color="#000000" fo:padding="0in" fo:padding-left="0in" fo:padding-right="0in" fo:padding-top="0in" fo:padding-bottom="0in" style:data-style-name="100"/>
      <style:text-properties fo:color="#ffffff" fo:font-weight="bold" style:font-weight-asian="bold" style:font-weight-complex="bold"/>
    </style:style>
    <style:style style:name="Simple_20_List_20_Shaded.12" style:display-name="Simple List Shaded.12" style:family="table-cell">
      <style:table-cell-properties fo:background-color="#000000" fo:padding="0in" fo:padding-left="0in" fo:padding-right="0in" fo:padding-top="0in" fo:padding-bottom="0in" style:data-style-name="100"/>
      <style:text-properties fo:color="#ffffff" fo:font-weight="bold" style:font-weight-asian="bold" style:font-weight-complex="bold"/>
    </style:style>
    <style:style style:name="Simple_20_List_20_Shaded.13" style:display-name="Simple List Shaded.13" style:family="table-cell">
      <style:table-cell-properties fo:border-bottom="0.74pt solid #000000" fo:padding="0in" fo:padding-left="0in" fo:padding-right="0in" fo:padding-top="0in" fo:padding-bottom="0in" style:data-style-name="100"/>
    </style:style>
    <style:style style:name="Simple_20_List_20_Shaded.14" style:display-name="Simple List Shaded.14" style:family="table-cell">
      <style:table-cell-properties fo:border-bottom="0.74pt solid #000000" fo:padding="0in" fo:padding-left="0in" fo:padding-right="0in" fo:padding-top="0in" fo:padding-bottom="0in" style:data-style-name="0"/>
    </style:style>
    <style:style style:name="Simple_20_List_20_Shaded.15" style:display-name="Simple List Shaded.15" style:family="table-cell">
      <style:table-cell-properties fo:background-color="#000000" fo:padding="0in" fo:padding-left="0in" fo:padding-right="0in" fo:padding-top="0in" fo:padding-bottom="0in" style:data-style-name="100"/>
      <style:text-properties fo:color="#ffffff" fo:font-weight="bold" style:font-weight-asian="bold" style:font-weight-complex="bold"/>
    </style:style>
    <style:style style:name="Simple_20_List_20_Shaded.16" style:display-name="Simple List Shaded.16" style:family="table-cell">
      <style:table-cell-properties fo:border-bottom="0.74pt solid #000000" fo:padding="0in" fo:padding-left="0in" fo:padding-right="0in" fo:padding-top="0in" fo:padding-bottom="0in" style:data-style-name="0"/>
    </style:styl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6T18:15:05.179889082</meta:creation-date>
    <meta:generator>LibreOffice/6.2.2.2$Linux_X86_64 LibreOffice_project/20$Build-2</meta:generator>
    <dc:date>2019-07-10T14:11:54.270474209</dc:date>
    <meta:editing-duration>PT2H7M37S</meta:editing-duration>
    <meta:editing-cycles>20</meta:editing-cycles>
    <meta:document-statistic meta:table-count="1" meta:image-count="0" meta:object-count="0" meta:page-count="13" meta:paragraph-count="241" meta:word-count="1510" meta:character-count="9415" meta:non-whitespace-character-count="8067"/>
  </office:meta>
</office:document-meta>
</file>